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0.39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fo:wrap-option="wrap" fo:border="0.06pt solid #000000"/>
      <style:text-properties fo:hyphenate="true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fo:wrap-option="wrap" fo:border="0.06pt solid #000000"/>
      <style:text-properties fo:font-weight="normal" style:font-weight-asian="normal" style:font-weight-complex="normal"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673.3" calcext:value-type="float">
            <text:p>673,3</text:p>
          </table:table-cell>
          <table:table-cell office:value-type="float" office:value="672.5" calcext:value-type="float">
            <text:p>672,5</text:p>
          </table:table-cell>
          <table:table-cell/>
          <table:table-cell table:formula="of:=921*0.81" office:value-type="float" office:value="746.01" calcext:value-type="float">
            <text:p>746,01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13.3" calcext:value-type="float">
            <text:p>313,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750/921" office:value-type="float" office:value="0.814332247557003" calcext:value-type="float">
            <text:p>0,814332247557003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47.5" calcext:value-type="float">
            <text:p>47,5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85.4" calcext:value-type="float">
            <text:p>85,4</text:p>
          </table:table-cell>
          <table:table-cell office:value-type="float" office:value="7.5" calcext:value-type="float">
            <text:p>7,5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9.4" calcext:value-type="float">
            <text:p>9,4</text:p>
          </table:table-cell>
          <table:table-cell office:value-type="float" office:value="5.6" calcext:value-type="float">
            <text:p>5,6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84.9" calcext:value-type="float">
            <text:p>84,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SUM([.D3:.D11])" office:value-type="float" office:value="1594.3" calcext:value-type="float">
            <text:p>1594,3</text:p>
          </table:table-cell>
          <table:table-cell table:formula="of:=SUM([.E3:.E11])" office:value-type="float" office:value="921" calcext:value-type="float">
            <text:p>921</text:p>
          </table:table-cell>
          <table:table-cell table:formula="of:=SUM([.F3:.F11])" office:value-type="float" office:value="750" calcext:value-type="float">
            <text:p>7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table:formula="of:=SUM([.J3:.J16])" office:value-type="float" office:value="313" calcext:value-type="float">
            <text:p>313</text:p>
          </table:table-cell>
        </table:table-row>
      </table:table>
      <table:table table:name="Foglio2" table:style-name="ta1"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row table:style-name="ro2">
          <table:table-cell/>
          <table:table-cell table:style-name="ce7" office:value-type="string" calcext:value-type="string">
            <text:p>M1. DIGITALIZZAZIONE, INNOVAZIONE E SICUREZZA NELLA PA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</text:p>
          </table:table-cell>
          <table:table-cell table:style-name="ce12" office:value-type="string" calcext:value-type="string">
            <text:p><text:s/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1C1 -DIGITALIZZAZIONE, INNOVAZIONE E SICUREZZA NELLA PA</text:p>
          </table:table-cell>
          <table:table-cell table:style-name="ce13" office:value-type="float" office:value="9.75" calcext:value-type="float">
            <text:p>9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0.95" calcext:value-type="float">
            <text:p>10,95</text:p>
          </table:table-cell>
        </table:table-row>
        <table:table-row table:style-name="ro1">
          <table:table-cell/>
          <table:table-cell table:style-name="ce8" office:value-type="string" calcext:value-type="string">
            <text:p>M1C2 -DIGITALIZZAZIONE, INNOVAZIONE E COMPETITIVITÀ NEL SISTEMA PRODUTTIVO</text:p>
          </table:table-cell>
          <table:table-cell table:style-name="ce13" office:value-type="float" office:value="24.3" calcext:value-type="float">
            <text:p>24,3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5.88" calcext:value-type="float">
            <text:p>5,88</text:p>
          </table:table-cell>
          <table:table-cell table:style-name="ce13" office:value-type="float" office:value="30.98" calcext:value-type="float">
            <text:p>30,98</text:p>
          </table:table-cell>
        </table:table-row>
        <table:table-row table:style-name="ro1">
          <table:table-cell/>
          <table:table-cell table:style-name="ce8" office:value-type="string" calcext:value-type="string">
            <text:p>M1C3 -TURISMO E CULTURA 4.0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6" calcext:value-type="float">
            <text:p>1,46</text:p>
          </table:table-cell>
          <table:table-cell table:style-name="ce13" office:value-type="float" office:value="8.13" calcext:value-type="float">
            <text:p>8,13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1</text:p>
          </table:table-cell>
          <table:table-cell table:style-name="ce13" office:value-type="float" office:value="40.73" calcext:value-type="float">
            <text:p>40,73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8.54" calcext:value-type="float">
            <text:p>8,54</text:p>
          </table:table-cell>
          <table:table-cell table:style-name="ce13" office:value-type="float" office:value="50.07" calcext:value-type="float">
            <text:p>50,07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2">
          <table:table-cell/>
          <table:table-cell table:style-name="ce9" office:value-type="string" calcext:value-type="string">
            <text:p>M2. RIVOLUZIONE VERDE E TRANSIZIONE ECOLOGICA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 </text:p>
          </table:table-cell>
          <table:table-cell table:style-name="ce12" office:value-type="string" calcext:value-type="string">
            <text:p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2C1 -AGRICOLTURA SOSTENIBILE ED ECONOMIA CIRCOLARE</text:p>
          </table:table-cell>
          <table:table-cell table:style-name="ce13" office:value-type="float" office:value="5.27" calcext:value-type="float">
            <text:p>5,27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6.97" calcext:value-type="float">
            <text:p>6,97</text:p>
          </table:table-cell>
        </table:table-row>
        <table:table-row table:style-name="ro1">
          <table:table-cell/>
          <table:table-cell table:style-name="ce8" office:value-type="string" calcext:value-type="string">
            <text:p>M2C2 -TRANSIZIONE ENERGETICA E MOBILITA’ SOSTENIBILE</text:p>
          </table:table-cell>
          <table:table-cell table:style-name="ce13" office:value-type="float" office:value="23.78" calcext:value-type="float">
            <text:p>23,78</text:p>
          </table:table-cell>
          <table:table-cell table:style-name="ce13" office:value-type="float" office:value="0.18" calcext:value-type="float">
            <text:p>0,18</text:p>
          </table:table-cell>
          <table:table-cell table:style-name="ce13" office:value-type="float" office:value="1.4" calcext:value-type="float">
            <text:p>1,4</text:p>
          </table:table-cell>
          <table:table-cell table:style-name="ce13" office:value-type="float" office:value="25.36" calcext:value-type="float">
            <text:p>25,36</text:p>
          </table:table-cell>
        </table:table-row>
        <table:table-row table:style-name="ro1">
          <table:table-cell/>
          <table:table-cell table:style-name="ce8" office:value-type="string" calcext:value-type="string">
            <text:p>M2C3 -EFFICIENZA ENERGETICA E RIQUALIFICAZIONE DEGLI EDIFICI</text:p>
          </table:table-cell>
          <table:table-cell table:style-name="ce13" office:value-type="float" office:value="15.22" calcext:value-type="float">
            <text:p>15,22</text:p>
          </table:table-cell>
          <table:table-cell table:style-name="ce13" office:value-type="float" office:value="0.32" calcext:value-type="float">
            <text:p>0,32</text:p>
          </table:table-cell>
          <table:table-cell table:style-name="ce13" office:value-type="float" office:value="6.72" calcext:value-type="float">
            <text:p>6,72</text:p>
          </table:table-cell>
          <table:table-cell table:style-name="ce13" office:value-type="float" office:value="22.26" calcext:value-type="float">
            <text:p>22,26</text:p>
          </table:table-cell>
        </table:table-row>
        <table:table-row table:style-name="ro1">
          <table:table-cell/>
          <table:table-cell table:style-name="ce8" office:value-type="string" calcext:value-type="string">
            <text:p>M2C4 -TUTELA DEL TERRITORIO E DELLA RISORSA IDRICA</text:p>
          </table:table-cell>
          <table:table-cell table:style-name="ce13" office:value-type="float" office:value="15.06" calcext:value-type="float">
            <text:p>15,06</text:p>
          </table:table-cell>
          <table:table-cell table:style-name="ce13" office:value-type="float" office:value="0.31" calcext:value-type="float">
            <text:p>0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.37" calcext:value-type="float">
            <text:p>15,37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2</text:p>
          </table:table-cell>
          <table:table-cell table:style-name="ce13" office:value-type="float" office:value="59.33" calcext:value-type="float">
            <text:p>59,33</text:p>
          </table:table-cell>
          <table:table-cell table:style-name="ce13" office:value-type="float" office:value="1.31" calcext:value-type="float">
            <text:p>1,31</text:p>
          </table:table-cell>
          <table:table-cell table:style-name="ce13" office:value-type="float" office:value="9.32" calcext:value-type="float">
            <text:p>9,32</text:p>
          </table:table-cell>
          <table:table-cell table:style-name="ce13" office:value-type="float" office:value="69.96" calcext:value-type="float">
            <text:p>69,96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2">
          <table:table-cell/>
          <table:table-cell table:style-name="ce9" office:value-type="string" calcext:value-type="string">
            <text:p>M3. INFRASTRUTTURE PER UNA MOBILITÀ SOSTENIBILE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</text:p>
          </table:table-cell>
          <table:table-cell table:style-name="ce12" office:value-type="string" calcext:value-type="string">
            <text:p><text:s/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3C1 -RETE FERROVIARIA AD ALTA VELOCITÀ/CAPACITÀ E STRADE SICURE</text:p>
          </table:table-cell>
          <table:table-cell table:style-name="ce13" office:value-type="float" office:value="24.77" calcext:value-type="float">
            <text:p>24,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27.97" calcext:value-type="float">
            <text:p>27,97</text:p>
          </table:table-cell>
        </table:table-row>
        <table:table-row table:style-name="ro1">
          <table:table-cell/>
          <table:table-cell table:style-name="ce8" office:value-type="string" calcext:value-type="string">
            <text:p>M3C2 -INTERMODALITÀ E LOGISTICA INTEGRATA</text:p>
          </table:table-cell>
          <table:table-cell table:style-name="ce13" office:value-type="float" office:value="0.36" calcext:value-type="float">
            <text:p>0,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13" calcext:value-type="float">
            <text:p>3,13</text:p>
          </table:table-cell>
          <table:table-cell table:style-name="ce13" office:value-type="float" office:value="3.49" calcext:value-type="float">
            <text:p>3,49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3</text:p>
          </table:table-cell>
          <table:table-cell table:style-name="ce13" office:value-type="float" office:value="25.13" calcext:value-type="float">
            <text:p>25,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33" calcext:value-type="float">
            <text:p>6,33</text:p>
          </table:table-cell>
          <table:table-cell table:style-name="ce13" office:value-type="float" office:value="31.46" calcext:value-type="float">
            <text:p>31,46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2">
          <table:table-cell/>
          <table:table-cell table:style-name="ce9" office:value-type="string" calcext:value-type="string">
            <text:p>M4. ISTRUZIONE E RICERCA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</text:p>
          </table:table-cell>
          <table:table-cell table:style-name="ce12" office:value-type="string" calcext:value-type="string">
            <text:p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4C1 -POTENZIAMENTO DELL’OFFERTA DEI SERVIZI DI ISTRUZIONE: DAGLI ASILI NIDO ALLE UNIVERSITÀ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.45" calcext:value-type="float">
            <text:p>1,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89" calcext:value-type="float">
            <text:p>20,89</text:p>
          </table:table-cell>
        </table:table-row>
        <table:table-row table:style-name="ro1">
          <table:table-cell/>
          <table:table-cell table:style-name="ce8" office:value-type="string" calcext:value-type="string">
            <text:p>M4C2 -DALLA RICERCA ALL’IMPRESA</text:p>
          </table:table-cell>
          <table:table-cell table:style-name="ce13" office:value-type="float" office:value="11.44" calcext:value-type="float">
            <text:p>11,44</text:p>
          </table:table-cell>
          <table:table-cell table:style-name="ce13" office:value-type="float" office:value="0.48" calcext:value-type="float">
            <text:p>0,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.92" calcext:value-type="float">
            <text:p>12,92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4</text:p>
          </table:table-cell>
          <table:table-cell table:style-name="ce13" office:value-type="float" office:value="30.88" calcext:value-type="float">
            <text:p>30,88</text:p>
          </table:table-cell>
          <table:table-cell table:style-name="ce13" office:value-type="float" office:value="1.93" calcext:value-type="float">
            <text:p>1,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3.81" calcext:value-type="float">
            <text:p>33,81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2">
          <table:table-cell/>
          <table:table-cell table:style-name="ce9" office:value-type="string" calcext:value-type="string">
            <text:p>M5. INCLUSIONE E COESIONE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</text:p>
          </table:table-cell>
          <table:table-cell table:style-name="ce12" office:value-type="string" calcext:value-type="string">
            <text:p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5C1 -POLITICHE PER IL LAVORO</text:p>
          </table:table-cell>
          <table:table-cell table:style-name="ce13" office:value-type="float" office:value="6.66" calcext:value-type="float">
            <text:p>6,66</text:p>
          </table:table-cell>
          <table:table-cell table:style-name="ce13" office:value-type="float" office:value="5.97" calcext:value-type="float">
            <text:p>5,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63" calcext:value-type="float">
            <text:p>12,63</text:p>
          </table:table-cell>
        </table:table-row>
        <table:table-row table:style-name="ro1">
          <table:table-cell/>
          <table:table-cell table:style-name="ce8" office:value-type="string" calcext:value-type="string">
            <text:p>M5C2 -INFRASTRUTTURE SOCIALI, FAMIGLIE, COMUNITÀ E TERZO SETTORE</text:p>
          </table:table-cell>
          <table:table-cell table:style-name="ce13" office:value-type="float" office:value="11.17" calcext:value-type="float">
            <text:p>11,17</text:p>
          </table:table-cell>
          <table:table-cell table:style-name="ce13" office:value-type="float" office:value="1.28" calcext:value-type="float">
            <text:p>1,28</text:p>
          </table:table-cell>
          <table:table-cell table:style-name="ce13" office:value-type="float" office:value="0.13" calcext:value-type="float">
            <text:p>0,13</text:p>
          </table:table-cell>
          <table:table-cell table:style-name="ce13" office:value-type="float" office:value="12.58" calcext:value-type="float">
            <text:p>12,58</text:p>
          </table:table-cell>
        </table:table-row>
        <table:table-row table:style-name="ro1">
          <table:table-cell/>
          <table:table-cell table:style-name="ce8" office:value-type="string" calcext:value-type="string">
            <text:p>M5C3 -INTERVENTI SPECIALI PER LA COESIONE TERRITORIALE</text:p>
          </table:table-cell>
          <table:table-cell table:style-name="ce13" office:value-type="float" office:value="1.98" calcext:value-type="float">
            <text:p>1,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43" calcext:value-type="float">
            <text:p>2,43</text:p>
          </table:table-cell>
          <table:table-cell table:style-name="ce13" office:value-type="float" office:value="4.41" calcext:value-type="float">
            <text:p>4,41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5</text:p>
          </table:table-cell>
          <table:table-cell table:style-name="ce13" office:value-type="float" office:value="19.81" calcext:value-type="float">
            <text:p>19,81</text:p>
          </table:table-cell>
          <table:table-cell table:style-name="ce13" office:value-type="float" office:value="7.25" calcext:value-type="float">
            <text:p>7,25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29.62" calcext:value-type="float">
            <text:p>29,62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2">
          <table:table-cell/>
          <table:table-cell table:style-name="ce9" office:value-type="string" calcext:value-type="string">
            <text:p>M6. SALUTE</text:p>
          </table:table-cell>
          <table:table-cell table:style-name="ce12" office:value-type="string" calcext:value-type="string">
            <text:p>PNRR (a) </text:p>
          </table:table-cell>
          <table:table-cell table:style-name="ce12" office:value-type="string" calcext:value-type="string">
            <text:p>ReactEU (b)</text:p>
          </table:table-cell>
          <table:table-cell table:style-name="ce12" office:value-type="string" calcext:value-type="string">
            <text:p>Fondo complementare (c)</text:p>
          </table:table-cell>
          <table:table-cell table:style-name="ce12" office:value-type="string" calcext:value-type="string">
            <text:p>Totale(d)=(a)+(b)+(c) </text:p>
          </table:table-cell>
        </table:table-row>
        <table:table-row table:style-name="ro1">
          <table:table-cell/>
          <table:table-cell table:style-name="ce8" office:value-type="string" calcext:value-type="string">
            <text:p>M6C1 -RETI DI PROSSIMITÀ, STRUTTURE E TELEMEDICINA PER L'ASSISTENZA SANITARIA TERRITORIALE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8" office:value-type="string" calcext:value-type="string">
            <text:p>M6C2 -INNOVAZIONE, RICERCA E DIGITALIZZAZIONE DEL SERVIZIO SANITARIO NAZIONALE</text:p>
          </table:table-cell>
          <table:table-cell table:style-name="ce13" office:value-type="float" office:value="8.63" calcext:value-type="float">
            <text:p>8,63</text:p>
          </table:table-cell>
          <table:table-cell table:style-name="ce13" office:value-type="float" office:value="0.21" calcext:value-type="float">
            <text:p>0,21</text:p>
          </table:table-cell>
          <table:table-cell table:style-name="ce13" office:value-type="float" office:value="2.39" calcext:value-type="float">
            <text:p>2,39</text:p>
          </table:table-cell>
          <table:table-cell table:style-name="ce13" office:value-type="float" office:value="11.22" calcext:value-type="float">
            <text:p>11,22</text:p>
          </table:table-cell>
        </table:table-row>
        <table:table-row table:style-name="ro1">
          <table:table-cell/>
          <table:table-cell table:style-name="ce8" office:value-type="string" calcext:value-type="string">
            <text:p>Totale Missione 6</text:p>
          </table:table-cell>
          <table:table-cell table:style-name="ce13" office:value-type="float" office:value="15.63" calcext:value-type="float">
            <text:p>15,63</text:p>
          </table:table-cell>
          <table:table-cell table:style-name="ce13" office:value-type="float" office:value="1.71" calcext:value-type="float">
            <text:p>1,71</text:p>
          </table:table-cell>
          <table:table-cell table:style-name="ce13" office:value-type="float" office:value="2.89" calcext:value-type="float">
            <text:p>2,89</text:p>
          </table:table-cell>
          <table:table-cell table:style-name="ce13" office:value-type="float" office:value="20.22" calcext:value-type="float">
            <text:p>20,22</text:p>
          </table:table-cell>
        </table:table-row>
        <table:table-row table:style-name="ro1">
          <table:table-cell/>
          <table:table-cell table:style-name="ce8"/>
          <table:table-cell table:style-name="ce13" table:number-columns-repeated="4"/>
        </table:table-row>
        <table:table-row table:style-name="ro1">
          <table:table-cell/>
          <table:table-cell table:style-name="ce9" office:value-type="string" calcext:value-type="string">
            <text:p>TOTALE</text:p>
          </table:table-cell>
          <table:table-cell table:style-name="ce14" office:value-type="float" office:value="191.5" calcext:value-type="float">
            <text:p>191,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0.64" calcext:value-type="float">
            <text:p>30,64</text:p>
          </table:table-cell>
          <table:table-cell table:style-name="ce14" office:value-type="float" office:value="235.14" calcext:value-type="float">
            <text:p>235,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1C1 -DIGITALIZZAZIONE, INNOVAZIONE E SICUREZZA NELLA PA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1. Digitalizzazione PA</text:p>
          </table:table-cell>
          <table:table-cell table:style-name="ce14" office:value-type="float" office:value="6.14" calcext:value-type="float">
            <text:p>6,14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1: Infrastrutture digitali</text:p>
          </table:table-cell>
          <table:table-cell table:style-name="ce13"/>
          <table:table-cell table:style-name="ce13" office:value-type="float" office:value="0.9" calcext:value-type="float">
            <text:p>0,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2: Abilitazione e facilitazione migrazione al cloud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3: Dati e interoperabilità</text:p>
          </table:table-cell>
          <table:table-cell table:style-name="ce13"/>
          <table:table-cell table:style-name="ce13" office:value-type="float" office:value="0.65" calcext:value-type="float">
            <text:p>0,6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4: Servizi digitali e cittadinanza digitale</text:p>
          </table:table-cell>
          <table:table-cell table:style-name="ce13"/>
          <table:table-cell table:style-name="ce13" office:value-type="float" office:value="2.01" calcext:value-type="float">
            <text:p>2,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5: Cybersecurity</text:p>
          </table:table-cell>
          <table:table-cell table:style-name="ce13"/>
          <table:table-cell table:style-name="ce13" office:value-type="float" office:value="0.62" calcext:value-type="float">
            <text:p>0,6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6: Digitalizzazione delle grandi amministrazioni centrali</text:p>
          </table:table-cell>
          <table:table-cell table:style-name="ce13"/>
          <table:table-cell table:style-name="ce13" office:value-type="float" office:value="0.61" calcext:value-type="float">
            <text:p>0,6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1.7: Competenze digitali di base</text:p>
          </table:table-cell>
          <table:table-cell table:style-name="ce13"/>
          <table:table-cell table:style-name="ce13" office:value-type="float" office:value="0.2" calcext:value-type="float">
            <text:p>0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1.1: Processo di acquisto ICT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1.2: Supporto alla trasformazione della PA locale</text:p>
          </table:table-cell>
          <table:table-cell table:style-name="ce13"/>
          <table:table-cell table:style-name="ce13" office:value-type="float" office:value="0.16" calcext:value-type="float">
            <text:p>0,16</text:p>
          </table:table-cell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1.3: Introduzione linee guida “cloudfirst” e interoperabilità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9" office:value-type="string" calcext:value-type="string">
            <text:p>2: Innovazione PA</text:p>
          </table:table-cell>
          <table:table-cell table:style-name="ce14" office:value-type="float" office:value="1.27" calcext:value-type="float">
            <text:p>1,27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2.1: Portale unico del reclutamento</text:p>
          </table:table-cell>
          <table:table-cell table:style-name="ce13"/>
          <table:table-cell table:style-name="ce13" office:value-type="float" office:value="0.02" calcext:value-type="float">
            <text:p>0,0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i 2.2: Task force digitalizzazione, monitoraggio e performance</text:p>
          </table:table-cell>
          <table:table-cell table:style-name="ce13"/>
          <table:table-cell table:style-name="ce13" office:value-type="float" office:value="0.73" calcext:value-type="float">
            <text:p>0,7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2.3: Competenze e capacità amministrativa</text:p>
          </table:table-cell>
          <table:table-cell table:style-name="ce13"/>
          <table:table-cell table:style-name="ce13" office:value-type="float" office:value="0.49" calcext:value-type="float">
            <text:p>0,49</text:p>
          </table:table-cell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2.1: Accesso e reclutament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2.2: Buona Amministrazione e semplificazione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Riforma 2.3: Competenze e carriere</text:p>
          </table:table-cell>
          <table:table-cell table:style-name="ce13"/>
          <table:table-cell table:style-name="ce13" office:value-type="float" office:value="0.02" calcext:value-type="float">
            <text:p>0,0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9" office:value-type="string" calcext:value-type="string">
            <text:p>3. Innovazione organizzativa del sistema giudiziario</text:p>
          </table:table-cell>
          <table:table-cell table:style-name="ce14" office:value-type="float" office:value="2.34" calcext:value-type="float">
            <text:p>2,34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3.1: Investimento in capitale umano per rafforzare l’Ufficio del processo e superare le disparità tra tribunali</text:p>
          </table:table-cell>
          <table:table-cell table:style-name="ce13"/>
          <table:table-cell table:style-name="ce13" office:value-type="float" office:value="2.3" calcext:value-type="float">
            <text:p>2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1</text:p>
          </table:table-cell>
          <table:table-cell table:style-name="ce8" office:value-type="string" calcext:value-type="string">
            <text:p>Investimento 3.2: Rafforzamento dell’Ufficio del processo per la Giustizia amministrativa</text:p>
          </table:table-cell>
          <table:table-cell table:style-name="ce13"/>
          <table:table-cell table:style-name="ce13" office:value-type="float" office:value="0.04" calcext:value-type="float">
            <text:p>0,04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9" office:value-type="string" calcext:value-type="string">
            <text:p>M1C2 -DIGITALIZZAZIONE, INNOVAZIONE E COMPETITIVITÀ NEL SISTEMA PRODUTTIVO</text:p>
          </table:table-cell>
          <table:table-cell table:style-name="ce14" table:formula="of:=SUM([.D61:.D66])" office:value-type="float" office:value="24.3" calcext:value-type="float">
            <text:p>24,3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Investimento 1: Transizione 4.0 </text:p>
          </table:table-cell>
          <table:table-cell table:style-name="ce13"/>
          <table:table-cell table:style-name="ce13" office:value-type="float" office:value="13.97" calcext:value-type="float">
            <text:p>13,9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Investimento 2: Investimenti ad alto contenuto tecnologico </text:p>
          </table:table-cell>
          <table:table-cell table:style-name="ce13"/>
          <table:table-cell table:style-name="ce13" office:value-type="float" office:value="0.75" calcext:value-type="float">
            <text:p>0,7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Investimento 3: Reti ultraveloci </text:p>
          </table:table-cell>
          <table:table-cell table:style-name="ce13"/>
          <table:table-cell table:style-name="ce13" office:value-type="float" office:value="6.31" calcext:value-type="float">
            <text:p>6,3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Investimento 4: Tecnologie satellitari ed economia spaziale </text:p>
          </table:table-cell>
          <table:table-cell table:style-name="ce13"/>
          <table:table-cell table:style-name="ce13" office:value-type="float" office:value="1.29" calcext:value-type="float">
            <text:p>1,2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Investimento 5: Politiche industriali di filiera e internazionalizzazione </text:p>
          </table:table-cell>
          <table:table-cell table:style-name="ce13"/>
          <table:table-cell table:style-name="ce13" office:value-type="float" office:value="1.95" calcext:value-type="float">
            <text:p>1,9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2</text:p>
          </table:table-cell>
          <table:table-cell table:style-name="ce8" office:value-type="string" calcext:value-type="string">
            <text:p>Riforma 1: Riforma del sistema della proprietà industriale </text:p>
          </table:table-cell>
          <table:table-cell table:style-name="ce13"/>
          <table:table-cell table:style-name="ce13" office:value-type="float" office:value="0.03" calcext:value-type="float">
            <text:p>0,0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9" office:value-type="string" calcext:value-type="string">
            <text:p>M1C3 -TURISMO E CULTURA 4.0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9" office:value-type="string" calcext:value-type="string">
            <text:p>1. Patrimonio culturale per la prossima generazione</text:p>
          </table:table-cell>
          <table:table-cell table:style-name="ce14" office:value-type="float" office:value="1.1" calcext:value-type="float">
            <text:p>1,1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1.1: Strategia digitale e piattaforme per il patrimonio culturale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1.2: Rimozione delle barriere fisiche e cognitive in musei, biblioteche e archivi per consentire un più ampio accesso e partecipazione alla cultura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1.3: Migliorare l’efficienza energetica di cinema, teatri e musei 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9" office:value-type="string" calcext:value-type="string">
            <text:p>2. Rigenerazione di piccoli siti culturali, patrimonio culturale religioso e rurale</text:p>
          </table:table-cell>
          <table:table-cell table:style-name="ce14" office:value-type="float" office:value="2.72" calcext:value-type="float">
            <text:p>2,72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2.1: Attrattività dei borghi</text:p>
          </table:table-cell>
          <table:table-cell table:style-name="ce13"/>
          <table:table-cell table:style-name="ce13" office:value-type="float" office:value="1.02" calcext:value-type="float">
            <text:p>1,0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2.2: Tutela e valorizzazione dell'architettura e del paesaggio rurale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2.3: Programmi per valorizzare l'identità di luoghi: parchi e giardini storici 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2.4: Sicurezza sismica nei luoghi di culto, restauro del patrimonio culturale del Fondo Edifici di Culto e siti di ricovero per le opere d’arte (Recovery Art)</text:p>
          </table:table-cell>
          <table:table-cell table:style-name="ce13"/>
          <table:table-cell table:style-name="ce13" office:value-type="float" office:value="0.8" calcext:value-type="float">
            <text:p>0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9" office:value-type="string" calcext:value-type="string">
            <text:p>3. Industria Culturale e Creativa 4.0</text:p>
          </table:table-cell>
          <table:table-cell table:style-name="ce14" office:value-type="float" office:value="0.46" calcext:value-type="float">
            <text:p>0,46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Riforma 3.1: Adozione di criteri ambientali minimi per eventi culturali-Investimento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3.1: Sviluppo industria cinematografica (Progetto Cinecittà)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3.2: Capacity building per gli operatori della cultura per gestire la transizione digitale e verde</text:p>
          </table:table-cell>
          <table:table-cell table:style-name="ce13"/>
          <table:table-cell table:style-name="ce13" office:value-type="float" office:value="0.16" calcext:value-type="float">
            <text:p>0,1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9" office:value-type="string" calcext:value-type="string">
            <text:p>4. Turismo 4.0</text:p>
          </table:table-cell>
          <table:table-cell table:style-name="ce14" office:value-type="float" office:value="2.4" calcext:value-type="float">
            <text:p>2,4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4.1: Hub del turismo digitale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4.2: Fondi integrati per la competitività delle imprese turistiche</text:p>
          </table:table-cell>
          <table:table-cell table:style-name="ce13"/>
          <table:table-cell table:style-name="ce13" office:value-type="float" office:value="1.8" calcext:value-type="float">
            <text:p>1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Investimento 4.3: Caput Mundi-Next Generation EU per grandi eventi turistici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1C3</text:p>
          </table:table-cell>
          <table:table-cell table:style-name="ce8" office:value-type="string" calcext:value-type="string">
            <text:p>Riforma 4.1: Ordinamento delle professioni delle guide turistich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9" office:value-type="string" calcext:value-type="string">
            <text:p>M2C1 -AGRICOLTURA SOSTENIBILE ED ECONOMIA CIRCOLAR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9" office:value-type="string" calcext:value-type="string">
            <text:p>1. Migliorare la capacità di gestione efficiente e sostenibile dei rifiuti e il paradigma dell’economia circolare</text:p>
          </table:table-cell>
          <table:table-cell table:style-name="ce14" office:value-type="float" office:value="2.1" calcext:value-type="float">
            <text:p>2,1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1.1: Realizzazione nuovi impianti di gestione rifiuti e ammodernamento di impianti esistenti </text:p>
          </table:table-cell>
          <table:table-cell table:style-name="ce13"/>
          <table:table-cell table:style-name="ce13"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1.2: Progetti “faro” di economia circolare 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Riforma 1.1: Strategia nazionale per l'economia circolare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Riforma 1.2: Programma nazionale per la gestione dei rifiut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Riforma 1.3: Supporto tecnico alle autorità local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9" office:value-type="string" calcext:value-type="string">
            <text:p>2. Sviluppare una filiera agroalimentare sostenibile </text:p>
          </table:table-cell>
          <table:table-cell table:style-name="ce14" office:value-type="float" office:value="2.8" calcext:value-type="float">
            <text:p>2,8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2.1: Sviluppo logistica per i settori agroalimentare, pesca e acquacoltura, silvicoltura, floricoltura e vivaismo </text:p>
          </table:table-cell>
          <table:table-cell table:style-name="ce13"/>
          <table:table-cell table:style-name="ce13" office:value-type="float" office:value="0.8" calcext:value-type="float">
            <text:p>0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2.2: Parco Agrisolare </text:p>
          </table:table-cell>
          <table:table-cell table:style-name="ce13"/>
          <table:table-cell table:style-name="ce13"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2.3: Innovazione e meccanizzazione nel settore agricolo ed alimentare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9" office:value-type="string" calcext:value-type="string">
            <text:p>3. Sviluppare progetti integrati 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3.1: Isole verdi </text:p>
          </table:table-cell>
          <table:table-cell table:style-name="ce13"/>
          <table:table-cell table:style-name="ce13" office:value-type="float" office:value="0.2" calcext:value-type="float">
            <text:p>0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3.2: Green communities </text:p>
          </table:table-cell>
          <table:table-cell table:style-name="ce13"/>
          <table:table-cell table:style-name="ce13" office:value-type="float" office:value="0.14" calcext:value-type="float">
            <text:p>0,1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1</text:p>
          </table:table-cell>
          <table:table-cell table:style-name="ce8" office:value-type="string" calcext:value-type="string">
            <text:p>Investimento 3.3: Cultura e consapevolezza su temi e sfide ambientali </text:p>
          </table:table-cell>
          <table:table-cell table:style-name="ce13"/>
          <table:table-cell table:style-name="ce13" office:value-type="float" office:value="0.03" calcext:value-type="float">
            <text:p>0,0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M2C2 -TRANSIZIONE ENERGETICA E MOBILITA’ SOSTENIBIL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1. Incrementare la quota di energia prodotta da fonti di energia rinnovabile</text:p>
          </table:table-cell>
          <table:table-cell table:style-name="ce14" office:value-type="float" office:value="5.9" calcext:value-type="float">
            <text:p>5,9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1.1: Sviluppo agro-voltaico</text:p>
          </table:table-cell>
          <table:table-cell table:style-name="ce13"/>
          <table:table-cell table:style-name="ce13" office:value-type="float" office:value="1.1" calcext:value-type="float">
            <text:p>1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1.2: Promozione rinnovabili per le comunità energetiche e l'auto-consumo</text:p>
          </table:table-cell>
          <table:table-cell table:style-name="ce13"/>
          <table:table-cell table:style-name="ce13" office:value-type="float" office:value="2.2" calcext:value-type="float">
            <text:p>2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1.3: Promozione impianti innovativi (incluso off-shore)</text:p>
          </table:table-cell>
          <table:table-cell table:style-name="ce13"/>
          <table:table-cell table:style-name="ce13" office:value-type="float" office:value="0.68" calcext:value-type="float">
            <text:p>0,6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1.4: Sviluppo biometano</text:p>
          </table:table-cell>
          <table:table-cell table:style-name="ce13"/>
          <table:table-cell table:style-name="ce13" office:value-type="float" office:value="1.92" calcext:value-type="float">
            <text:p>1,92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2C2</text:p>
          </table:table-cell>
          <table:table-cell table:style-name="ce8" office:value-type="string" calcext:value-type="string">
            <text:p>Riforma 1.1: Semplificazione delle procedure di autorizzazione per gli impianti rinnovabili onshore e offshore, nuovo quadro giuridico per sostenere la produzione da fonti rinnovabili e proroga dei tempi e dell'ammissibilità degli attuali regimi di sostegn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Riforma 1.2: Nuova normativa per la promozione della produzione e del consumo di gas rinnovabil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2. Potenziare e digitalizzare le infrastrutture di rete</text:p>
          </table:table-cell>
          <table:table-cell table:style-name="ce14" office:value-type="float" office:value="4.11" calcext:value-type="float">
            <text:p>4,11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2.1: Rafforzamento smart grid</text:p>
          </table:table-cell>
          <table:table-cell table:style-name="ce13"/>
          <table:table-cell table:style-name="ce13" office:value-type="float" office:value="3.61" calcext:value-type="float">
            <text:p>3,6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2.2: Interventi su resilienza climatica delle reti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3. Promuovere la produzione, la distribuzione e gli usi finali dell'idrogeno</text:p>
          </table:table-cell>
          <table:table-cell table:style-name="ce14" office:value-type="float" office:value="3.19" calcext:value-type="float">
            <text:p>3,19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3.1: Produzione in aree industriali dismesse 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3.2: Utilizzo dell'idrogeno in settori hard-to-aba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3.3: Sperimentazione dell'idrogeno per il trasporto stradale</text:p>
          </table:table-cell>
          <table:table-cell table:style-name="ce13"/>
          <table:table-cell table:style-name="ce13" office:value-type="float" office:value="0.23" calcext:value-type="float">
            <text:p>0,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3.4: Sperimentazione dell'idrogeno per il trasporto ferroviario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3.5: Ricerca e sviluppo sull'idrogeno</text:p>
          </table:table-cell>
          <table:table-cell table:style-name="ce13"/>
          <table:table-cell table:style-name="ce13" office:value-type="float" office:value="0.16" calcext:value-type="float">
            <text:p>0,1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Riforma 3.1: Semplificazione amministrativa e riduzione degli ostacoli normativi alla diffusione dell'idrogeno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Riforma 3.2: Misure volte a promuovere la competitività dell'idrogen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4. Sviluppare un trasporto locale più sostenibile</text:p>
          </table:table-cell>
          <table:table-cell table:style-name="ce14" office:value-type="float" office:value="8.58" calcext:value-type="float">
            <text:p>8,58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4.1: Rafforzamento mobilità ciclistica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4.2: Sviluppo trasporto rapido di massa</text:p>
          </table:table-cell>
          <table:table-cell table:style-name="ce13"/>
          <table:table-cell table:style-name="ce13" office:value-type="float" office:value="3.6" calcext:value-type="float">
            <text:p>3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4.3: Sviluppo infrastrutture di ricarica elettrica</text:p>
          </table:table-cell>
          <table:table-cell table:style-name="ce13"/>
          <table:table-cell table:style-name="ce13" office:value-type="float" office:value="0.75" calcext:value-type="float">
            <text:p>0,7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4.4: Rinnovo flotte bus e treni verdi</text:p>
          </table:table-cell>
          <table:table-cell table:style-name="ce13"/>
          <table:table-cell table:style-name="ce13" office:value-type="float" office:value="3.64" calcext:value-type="float">
            <text:p>3,64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2C2</text:p>
          </table:table-cell>
          <table:table-cell table:style-name="ce8" office:value-type="string" calcext:value-type="string">
            <text:p>Riforma 4.1: Procedure più rapide per la valutazione dei progetti nel settore dei sistemi di trasporto pubblico locale con impianti fissi e nel settore del trasporto rapido di massa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9" office:value-type="string" calcext:value-type="string">
            <text:p>5. Sviluppare una leadership internazionale industriale e di ricerca e sviluppo nelle principali filiere della transizione</text:p>
          </table:table-cell>
          <table:table-cell table:style-name="ce14" office:value-type="float" office:value="2" calcext:value-type="float">
            <text:p>2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5.1: Rinnovabili e batteri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5.2: Idrogeno</text:p>
          </table:table-cell>
          <table:table-cell table:style-name="ce13"/>
          <table:table-cell table:style-name="ce13" office:value-type="float" office:value="0.45" calcext:value-type="float">
            <text:p>0,4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5.3: Bus elettrici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2</text:p>
          </table:table-cell>
          <table:table-cell table:style-name="ce8" office:value-type="string" calcext:value-type="string">
            <text:p>Investimento 5.4: Supporto a start-up e venture capital attivi nella transizione ecologica</text:p>
          </table:table-cell>
          <table:table-cell table:style-name="ce13"/>
          <table:table-cell table:style-name="ce13" office:value-type="float" office:value="0.25" calcext:value-type="float">
            <text:p>0,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9" office:value-type="string" calcext:value-type="string">
            <text:p>M2C3 -EFFICIENZA ENERGETICA E RIQUALIFICAZIONE DEGLI EDIFICI</text:p>
          </table:table-cell>
          <table:table-cell table:style-name="ce14" table:formula="of:=SUM([.D136:.D140])" office:value-type="float" office:value="15.22" calcext:value-type="float">
            <text:p>15,22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8" office:value-type="string" calcext:value-type="string">
            <text:p>Investimento 1.1: Piano di sostituzione di edifici scolastici e di riqualificazione energetica</text:p>
          </table:table-cell>
          <table:table-cell table:style-name="ce13"/>
          <table:table-cell table:style-name="ce13" office:value-type="float" office:value="0.8" calcext:value-type="float">
            <text:p>0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8" office:value-type="string" calcext:value-type="string">
            <text:p>Investimento 1.2: Efficientamento degli edifici giudiziari </text:p>
          </table:table-cell>
          <table:table-cell table:style-name="ce13"/>
          <table:table-cell table:style-name="ce13" office:value-type="float" office:value="0.41" calcext:value-type="float">
            <text:p>0,4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8" office:value-type="string" calcext:value-type="string">
            <text:p>Riforma 1.1: Semplificazione e accelerazione delle procedure per la realizzazione di interventi per l’efficientamento energetico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8" office:value-type="string" calcext:value-type="string">
            <text:p>Investimento 2.1: Ecobonus e Sismabonus fino al 110% per l'efficienza energetica e la sicurezza degli edifici </text:p>
          </table:table-cell>
          <table:table-cell table:style-name="ce13"/>
          <table:table-cell table:style-name="ce13" office:value-type="float" office:value="13.81" calcext:value-type="float">
            <text:p>13,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3</text:p>
          </table:table-cell>
          <table:table-cell table:style-name="ce8" office:value-type="string" calcext:value-type="string">
            <text:p>Investimento 3.1: Sviluppo di sistemi di teleriscaldamento</text:p>
          </table:table-cell>
          <table:table-cell table:style-name="ce13"/>
          <table:table-cell table:style-name="ce13" office:value-type="float" office:value="0.2" calcext:value-type="float">
            <text:p>0,2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9" office:value-type="string" calcext:value-type="string">
            <text:p>M2C4 -TUTELA DEL TERRITORIO E DELLA RISORSA IDRICA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9" office:value-type="string" calcext:value-type="string">
            <text:p>1. Rafforzare la capacità previsionale degli effetti del cambiamento climatico</text:p>
          </table:table-cell>
          <table:table-cell table:style-name="ce14" office:value-type="float" office:value="0.5" calcext:value-type="float">
            <text:p>0,5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1.1: Realizzazione di un sistema avanzato ed integrato di monitoraggio e previsione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2C4</text:p>
          </table:table-cell>
          <table:table-cell table:style-name="ce9" office:value-type="string" calcext:value-type="string">
            <text:p>2. Prevenire e contrastare gli effetti dei cambiamenti climatici sui fenomeni di dissesto idrogeologico e sulla vulnerabilità del territorio</text:p>
          </table:table-cell>
          <table:table-cell table:style-name="ce14" office:value-type="float" office:value="8.49" calcext:value-type="float">
            <text:p>8,49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2.1: Misure per la gestione del rischio di alluvione e per la riduzione del rischio idrogeologico</text:p>
          </table:table-cell>
          <table:table-cell table:style-name="ce13"/>
          <table:table-cell table:style-name="ce13" office:value-type="float" office:value="2.49" calcext:value-type="float">
            <text:p>2,4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2.2: Interventi per la resilienza, la valorizzazione del territorio e l'efficienza energetica dei Comuni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Riforma 2.1: Semplificazione e accelerazione delle procedure per l'attuazione degli interventi contro il dissesto idrogeologico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2C4</text:p>
          </table:table-cell>
          <table:table-cell table:style-name="ce9" office:value-type="string" calcext:value-type="string">
            <text:p>3. Salvaguardare la qualità dell’aria e la biodiversità del territorio attraverso la tutela delle aree verdi, del suolo e delle aree marine</text:p>
          </table:table-cell>
          <table:table-cell table:style-name="ce14" office:value-type="float" office:value="1.69" calcext:value-type="float">
            <text:p>1,69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3.1: Tutela e valorizzazione del verde urbano ed extraurbano</text:p>
          </table:table-cell>
          <table:table-cell table:style-name="ce13"/>
          <table:table-cell table:style-name="ce13" office:value-type="float" office:value="0.33" calcext:value-type="float">
            <text:p>0,3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3.2: Digitalizzazione dei parchi nazionali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3.3: Rinaturazione dell’area del Po</text:p>
          </table:table-cell>
          <table:table-cell table:style-name="ce13"/>
          <table:table-cell table:style-name="ce13" office:value-type="float" office:value="0.36" calcext:value-type="float">
            <text:p>0,3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3.4: Bonifica dei siti orfani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3.5: Ripristino e tutela dei fondali e degli habitat marini</text:p>
          </table:table-cell>
          <table:table-cell table:style-name="ce13"/>
          <table:table-cell table:style-name="ce13" office:value-type="float" office:value="0.4" calcext:value-type="float">
            <text:p>0,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Riforma 3.1: Adozione di programmi nazionali di controllo dell'inquinamento atmosferico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2C4</text:p>
          </table:table-cell>
          <table:table-cell table:style-name="ce9" office:value-type="string" calcext:value-type="string">
            <text:p>4. Garantire la gestione sostenibile delle risorse idriche lungo l'intero ciclo e il miglioramento della qualità ambientale delle acque interne e marittime</text:p>
          </table:table-cell>
          <table:table-cell table:style-name="ce14" office:value-type="float" office:value="4.38" calcext:value-type="float">
            <text:p>4,38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4.1: Investimenti in infrastrutture idriche primarie per la sicurezza dell'approvvigionamento idrico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4.2: Riduzione delle perdite nelle reti di distribuzione dell'acqua, compresa la digitalizzazione e il monitoraggio delle reti</text:p>
          </table:table-cell>
          <table:table-cell table:style-name="ce13"/>
          <table:table-cell table:style-name="ce13" office:value-type="float" office:value="0.9" calcext:value-type="float">
            <text:p>0,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4.3: Investimenti nella resilienza dell'agrosistema irriguo per una migliore gestione delle risorse idriche</text:p>
          </table:table-cell>
          <table:table-cell table:style-name="ce13"/>
          <table:table-cell table:style-name="ce13" office:value-type="float" office:value="0.88" calcext:value-type="float">
            <text:p>0,8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Investimento 4.4: Investimenti in fognatura e depurazione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2C4</text:p>
          </table:table-cell>
          <table:table-cell table:style-name="ce8" office:value-type="string" calcext:value-type="string">
            <text:p>Riforma 4.1: Semplificazione normativa e rafforzamento della governance per la realizzazione degli investimenti nelle infrastrutture di approvvigionamento idric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2C4</text:p>
          </table:table-cell>
          <table:table-cell table:style-name="ce8" office:value-type="string" calcext:value-type="string">
            <text:p>Riforma 4.2: Misure per garantire la piena capacità gestionale per i servizi idrici integrati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9" office:value-type="string" calcext:value-type="string">
            <text:p>M3C1 -RETE FERROVIARIA AD ALTA VELOCITÀ/CAPACITÀ E STRADE SICUR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9" office:value-type="string" calcext:value-type="string">
            <text:p>1. Investimenti sulla rete ferroviaria </text:p>
          </table:table-cell>
          <table:table-cell table:style-name="ce14" office:value-type="float" office:value="24.77" calcext:value-type="float">
            <text:p>24,77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Riforma 1.1: Accelerazione dell’iter di approvazione del contratto tra MIMS e RFI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Riforma 1.2: Accelerazione dell’iter di approvazione dei progetti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1: Collegamenti ferroviari ad Alta Velocità verso il Sud per passeggeri e merci</text:p>
          </table:table-cell>
          <table:table-cell table:style-name="ce13"/>
          <table:table-cell table:style-name="ce13" office:value-type="float" office:value="4.64" calcext:value-type="float">
            <text:p>4,6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2: Linee ad Alta Velocità nel Nord che collegano all'Europa </text:p>
          </table:table-cell>
          <table:table-cell table:style-name="ce13"/>
          <table:table-cell table:style-name="ce13" office:value-type="float" office:value="8.57" calcext:value-type="float">
            <text:p>8,5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3: Connessioni diagonali </text:p>
          </table:table-cell>
          <table:table-cell table:style-name="ce13"/>
          <table:table-cell table:style-name="ce13" office:value-type="float" office:value="1.58" calcext:value-type="float">
            <text:p>1,5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4: Sviluppo del sistema europeo di gestione del trasporto ferroviario (ERTMS)</text:p>
          </table:table-cell>
          <table:table-cell table:style-name="ce13"/>
          <table:table-cell table:style-name="ce13" office:value-type="float" office:value="2.97" calcext:value-type="float">
            <text:p>2,9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5: Rafforzamento dei i nodi ferroviari metropolitani e dei collegamenti nazionali chiave</text:p>
          </table:table-cell>
          <table:table-cell table:style-name="ce13"/>
          <table:table-cell table:style-name="ce13" office:value-type="float" office:value="2.97" calcext:value-type="float">
            <text:p>2,9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6: Potenziamento delle linee regionali</text:p>
          </table:table-cell>
          <table:table-cell table:style-name="ce13"/>
          <table:table-cell table:style-name="ce13" office:value-type="float" office:value="0.94" calcext:value-type="float">
            <text:p>0,9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7: Potenziamento, elettrificazione e aumento della resilienza delle ferrovie nel Sud</text:p>
          </table:table-cell>
          <table:table-cell table:style-name="ce13"/>
          <table:table-cell table:style-name="ce13" office:value-type="float" office:value="2.4" calcext:value-type="float">
            <text:p>2,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1</text:p>
          </table:table-cell>
          <table:table-cell table:style-name="ce8" office:value-type="string" calcext:value-type="string">
            <text:p>Investimento 1.8: Miglioramento delle stazioni ferroviarie nel Sud </text:p>
          </table:table-cell>
          <table:table-cell table:style-name="ce13"/>
          <table:table-cell table:style-name="ce13" office:value-type="float" office:value="0.7" calcext:value-type="float">
            <text:p>0,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9" office:value-type="string" calcext:value-type="string">
            <text:p>2. Sicurezza stradale 4.0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/>
          <table:table-cell table:style-name="ce8" office:value-type="string" calcext:value-type="string">
            <text:p>Riforma 2.1: Trasferimento della titolarità delle opere d’arte (ponti, viadotti e cavalcavia) relative alle strade di secondo livello ai titolari delle strade di primo livello (autostrade e strade extraurbane principali)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/>
          <table:table-cell table:style-name="ce8" office:value-type="string" calcext:value-type="string">
            <text:p>Riforma 2.2: Attuazione delle Linee guida per la classificazione e gestione del rischio, la valutazione della sicurezza e il monitoraggio dei ponti esistenti (D.M. 578 del 17 dicembre 2020)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9" office:value-type="string" calcext:value-type="string">
            <text:p>M3C2 -INTERMODALITÀ E LOGISTICA INTEGRATA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9" office:value-type="string" calcext:value-type="string">
            <text:p>1. Sviluppo del sistema portuale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1.1: Semplificazione delle procedure per il processo di pianificazione strategica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1.2: Attuazione del regolamento che definisce l’aggiundicazione competitiva delle concessioni nelle aree portuali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1.3: Semplificazione delle procedure di autorizzazione per gli impianti di cold iroining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9" office:value-type="string" calcext:value-type="string">
            <text:p>2. Intermodalità e logistica integrata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/>
          <table:table-cell table:style-name="Default"/>
          <table:table-cell/>
        </table:table-row>
        <table:table-row table:style-name="ro3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2.1: Semplificazione delle transazioni di importazione/esportazione attraverso l’effettiva implementazione dello Sportello Unico dei Controll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2.2: Interoperabilità della piattaforma logistica nazionale (PNL) per la rete dei porti, al fine di introdurre la digitalizzazione dei servizi di trasporto passeggeri e merc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M3C2</text:p>
          </table:table-cell>
          <table:table-cell table:style-name="ce8" office:value-type="string" calcext:value-type="string">
            <text:p>Riforma 2.3: Semplificazione delle procedure logistiche e digitalizzazione dei documenti, con particolare riferimento all’adozione della CMR elettronica, alla modernizzazione della normativa sulla spedizione delle merci, all’individuazione dei laboratori di analisi accreditati per i controlli sulle merc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8" office:value-type="string" calcext:value-type="string">
            <text:p>Investimento 2.1: Digitalizzazione della catena logistica </text:p>
          </table:table-cell>
          <table:table-cell table:style-name="ce13"/>
          <table:table-cell table:style-name="ce13" office:value-type="float" office:value="0.25" calcext:value-type="float">
            <text:p>0,2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3C2</text:p>
          </table:table-cell>
          <table:table-cell table:style-name="ce8" office:value-type="string" calcext:value-type="string">
            <text:p>Investimento 2.2: Innovazione digitale dei sistemi aeroportuali </text:p>
          </table:table-cell>
          <table:table-cell table:style-name="ce13"/>
          <table:table-cell table:style-name="ce13" office:value-type="float" office:value="0.11" calcext:value-type="float">
            <text:p>0,1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9" office:value-type="string" calcext:value-type="string">
            <text:p>M4C1 -POTENZIAMENTO DELL’OFFERTA DEI SERVIZI DI ISTRUZIONE: DAGLI ASILI NIDO ALLE UNIVERSITÀ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4C1</text:p>
          </table:table-cell>
          <table:table-cell table:style-name="ce9" office:value-type="string" calcext:value-type="string">
            <text:p>1. Miglioramento qualitativo e ampliamento quantitativo dei servizi di istruzione e formazione dell'infanzia e servizi di educazione e cura per la prima infanzia</text:p>
          </table:table-cell>
          <table:table-cell table:style-name="ce14" office:value-type="float" office:value="10.57" calcext:value-type="float">
            <text:p>10,57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11" office:value-type="string" calcext:value-type="string">
            <text:p>Investimento 1.1: Piano per asili nido e scuole</text:p>
          </table:table-cell>
          <table:table-cell table:style-name="ce13"/>
          <table:table-cell table:style-name="ce17" office:value-type="float" office:value="4.6" calcext:value-type="float">
            <text:p>4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2: Piano di estensione del tempo pieno e mense</text:p>
          </table:table-cell>
          <table:table-cell table:style-name="ce13"/>
          <table:table-cell table:style-name="ce13" office:value-type="float" office:value="0.96" calcext:value-type="float">
            <text:p>0,9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3: Potenziamento infrastrutture per lo sport a scuola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4: Intervento straordinario finalizzato alla riduzione dei divari territoriali nei cicli I e II della scuola secondaria di secondo grado</text:p>
          </table:table-cell>
          <table:table-cell table:style-name="ce13"/>
          <table:table-cell table:style-name="ce13"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1: Riforma degli istituti tecnici e professionali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2: Riforma del sistema ITS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5: Sviluppo del sistema di formazione professionale terziaria (ITS)</text:p>
          </table:table-cell>
          <table:table-cell table:style-name="ce13"/>
          <table:table-cell table:style-name="ce13"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3: Riforma dell’organizzazione del sistema scolastico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4: Riforma del sistema di orientament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6: Orientamento attivo nella transizione scuola-università</text:p>
          </table:table-cell>
          <table:table-cell table:style-name="ce13"/>
          <table:table-cell table:style-name="ce13" office:value-type="float" office:value="0.25" calcext:value-type="float">
            <text:p>0,2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7: Alloggi per gli studenti e riforma della legislazione sugli alloggi per studenti</text:p>
          </table:table-cell>
          <table:table-cell table:style-name="ce13"/>
          <table:table-cell table:style-name="ce13" office:value-type="float" office:value="0.96" calcext:value-type="float">
            <text:p>0,9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1.8: Borse di studio per l’accesso all'università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5: Riforma delle classi di laurea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1.6: Riforma delle lauree abilitanti per determinate professioni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9" office:value-type="string" calcext:value-type="string">
            <text:p>2. Miglioramento dei processi di reclutamento e di formazione degli insegnanti</text:p>
          </table:table-cell>
          <table:table-cell table:style-name="ce14" office:value-type="float" office:value="0.83" calcext:value-type="float">
            <text:p>0,83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2.1: Riforma del sistema di reclutamento dei docenti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2.2: Scuola di Alta Formazione e formazione obbligatoria per dirigenti scolastici, docenti e personale tecnico amministrativo</text:p>
          </table:table-cell>
          <table:table-cell table:style-name="ce13"/>
          <table:table-cell table:style-name="ce13" office:value-type="float" office:value="0.03" calcext:value-type="float">
            <text:p>0,0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2.1: Didattica digitale integrata e formazione sulla transizione digitale del personale scolastico</text:p>
          </table:table-cell>
          <table:table-cell table:style-name="ce13"/>
          <table:table-cell table:style-name="ce13" office:value-type="float" office:value="0.8" calcext:value-type="float">
            <text:p>0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9" office:value-type="string" calcext:value-type="string">
            <text:p>3. Ampliamento delle competenze e potenziamento delle infrastrutture</text:p>
          </table:table-cell>
          <table:table-cell table:style-name="ce14" office:value-type="float" office:value="7.6" calcext:value-type="float">
            <text:p>7,6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3.1: Nuove competenze e nuovi linguaggi</text:p>
          </table:table-cell>
          <table:table-cell table:style-name="ce13"/>
          <table:table-cell table:style-name="ce13" office:value-type="float" office:value="1.1" calcext:value-type="float">
            <text:p>1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3.2: Scuola 4.0 -scuole innovative, nuove aule didattiche e laboratori</text:p>
          </table:table-cell>
          <table:table-cell table:style-name="ce13"/>
          <table:table-cell table:style-name="ce13" office:value-type="float" office:value="2.1" calcext:value-type="float">
            <text:p>2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3.3: Piano di messa in sicurezza e riqualificazione dell’edilizia scolastica</text:p>
          </table:table-cell>
          <table:table-cell table:style-name="ce13"/>
          <table:table-cell table:style-name="ce13" office:value-type="float" office:value="3.9" calcext:value-type="float">
            <text:p>3,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3.4: Didattica e competenze universitarie avanzate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9" office:value-type="string" calcext:value-type="string">
            <text:p>4. Riforma e potenziamento dei dottorati</text:p>
          </table:table-cell>
          <table:table-cell table:style-name="ce14" office:value-type="float" office:value="0.43" calcext:value-type="float">
            <text:p>0,43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4C1</text:p>
          </table:table-cell>
          <table:table-cell table:style-name="ce8" office:value-type="string" calcext:value-type="string">
            <text:p>Riforma 4.1: Riforma dei dottorati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4C1</text:p>
          </table:table-cell>
          <table:table-cell table:style-name="ce8" office:value-type="string" calcext:value-type="string">
            <text:p>Investimento 4.1: Estensione del numero di dottorati di ricerca e dottorati innovativi per la Pubblica Amministrazione e il patrimonio culturale</text:p>
          </table:table-cell>
          <table:table-cell table:style-name="ce13"/>
          <table:table-cell table:style-name="ce13" office:value-type="float" office:value="0.43" calcext:value-type="float">
            <text:p>0,4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9" office:value-type="string" calcext:value-type="string">
            <text:p>M4C2 -DALLA RICERCA ALL’IMPRESA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M4C2</text:p>
          </table:table-cell>
          <table:table-cell table:style-name="ce9" office:value-type="string" calcext:value-type="string">
            <text:p>1. Rafforzamento della ricerca e diffusione di modelli innovativi per la ricerca di base e applicata condotta in sinergia tra università e imprese</text:p>
          </table:table-cell>
          <table:table-cell table:style-name="ce14" office:value-type="float" office:value="6.91" calcext:value-type="float">
            <text:p>6,91</text:p>
          </table:table-cell>
          <table:table-cell table:style-name="ce16"/>
          <table:table-cell table:style-name="Default"/>
          <table:table-cell/>
        </table:table-row>
        <table:table-row table:style-name="ro3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1.1: Fondo per il Programma Nazionale Ricerca (PNR) e progetti di Ricerca di Significativo Interesse Nazionale (PRIN)</text:p>
          </table:table-cell>
          <table:table-cell table:style-name="ce13"/>
          <table:table-cell table:style-name="ce13" office:value-type="float" office:value="1.8" calcext:value-type="float">
            <text:p>1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1.2: Finanziamento di progetti presentati da giovani ricercatori 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1.3: Partenariati allargati estesi a Università, centri di ricerca, imprese e finanziamento progetti di ricerca di base</text:p>
          </table:table-cell>
          <table:table-cell table:style-name="ce13"/>
          <table:table-cell table:style-name="ce13" office:value-type="float" office:value="1.61" calcext:value-type="float">
            <text:p>1,6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1.4: Potenziamento strutture di ricerca e creazione di "campioni nazionali" di R&amp;S su Key Enabling Technologies</text:p>
          </table:table-cell>
          <table:table-cell table:style-name="ce13"/>
          <table:table-cell table:style-name="ce13" office:value-type="float" office:value="1.6" calcext:value-type="float">
            <text:p>1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1.5: Creazione e rafforzamento di "ecosistemi dell'innovazione", costruzione di "leader territoriali di R&amp;S"</text:p>
          </table:table-cell>
          <table:table-cell table:style-name="ce13"/>
          <table:table-cell table:style-name="ce13" office:value-type="float" office:value="1.3" calcext:value-type="float">
            <text:p>1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9" office:value-type="string" calcext:value-type="string">
            <text:p>2. Sostegno ai processi di innovazione e trasferimento tecnologico</text:p>
          </table:table-cell>
          <table:table-cell table:style-name="ce14" office:value-type="float" office:value="2.05" calcext:value-type="float">
            <text:p>2,05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2.1: IPCEI </text:p>
          </table:table-cell>
          <table:table-cell table:style-name="ce13"/>
          <table:table-cell table:style-name="ce13"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2.2: Partenariati - Horizon Europe</text:p>
          </table:table-cell>
          <table:table-cell table:style-name="ce13"/>
          <table:table-cell table:style-name="ce13" office:value-type="float" office:value="0.2" calcext:value-type="float">
            <text:p>0,2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2.3: Potenziamento ed estensione tematica e territoriale dei centri di trasferimento tecnologico per segmenti di industria</text:p>
          </table:table-cell>
          <table:table-cell table:style-name="ce13"/>
          <table:table-cell table:style-name="ce13" office:value-type="float" office:value="0.35" calcext:value-type="float">
            <text:p>0,3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9" office:value-type="string" calcext:value-type="string">
            <text:p>3. Potenziamento delle condizioni di supporto alla ricerca e all’innovazione </text:p>
          </table:table-cell>
          <table:table-cell table:style-name="ce14" office:value-type="float" office:value="2.48" calcext:value-type="float">
            <text:p>2,48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3.1: Fondo per la realizzazione di un sistema integrato di infrastrutture di ricerca e innovazione </text:p>
          </table:table-cell>
          <table:table-cell table:style-name="ce13"/>
          <table:table-cell table:style-name="ce13" office:value-type="float" office:value="1.58" calcext:value-type="float">
            <text:p>1,5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3.2: Finanziamento di start-up 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4C2</text:p>
          </table:table-cell>
          <table:table-cell table:style-name="ce8" office:value-type="string" calcext:value-type="string">
            <text:p>Investimento 3.3: Introduzione di dottorati innovativi che rispondono ai fabbisogni di innovazione delle imprese e promuovono l’assunzione dei ricercatori dalle imprese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9" office:value-type="string" calcext:value-type="string">
            <text:p>M5C1 -POLITICHE PER IL LAVORO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9" office:value-type="string" calcext:value-type="string">
            <text:p>1. Politiche attive del lavoro e sostegno all'occupazione</text:p>
          </table:table-cell>
          <table:table-cell table:style-name="ce14" office:value-type="float" office:value="6.01" calcext:value-type="float">
            <text:p>6,01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Riforma 1.1: Politiche attive del lavoro e formazione</text:p>
          </table:table-cell>
          <table:table-cell table:style-name="ce13"/>
          <table:table-cell table:style-name="ce13" office:value-type="float" office:value="4.4" calcext:value-type="float">
            <text:p>4,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Riforma 1.2: Piano nazionale per la lotta al lavoro sommerso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Investimento 1.1: Potenziamento dei Centri per l’Impiego 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Investimento 1.2: Creazione di imprese femminili</text:p>
          </table:table-cell>
          <table:table-cell table:style-name="ce13"/>
          <table:table-cell table:style-name="ce13" office:value-type="float" office:value="0.4" calcext:value-type="float">
            <text:p>0,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Investimento 1.3: Sistema di certificazione della parità di genere </text:p>
          </table:table-cell>
          <table:table-cell table:style-name="ce13"/>
          <table:table-cell table:style-name="ce13" office:value-type="float" office:value="0.01" calcext:value-type="float">
            <text:p>0,0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Investimento 1.4: Sistema duale</text:p>
          </table:table-cell>
          <table:table-cell table:style-name="ce13"/>
          <table:table-cell table:style-name="ce13" office:value-type="float" office:value="0.6" calcext:value-type="float">
            <text:p>0,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9" office:value-type="string" calcext:value-type="string">
            <text:p>2. Servizio civile universale</text:p>
          </table:table-cell>
          <table:table-cell table:style-name="ce14" office:value-type="float" office:value="0.65" calcext:value-type="float">
            <text:p>0,65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5C1</text:p>
          </table:table-cell>
          <table:table-cell table:style-name="ce8" office:value-type="string" calcext:value-type="string">
            <text:p>Investimento 2.1: Servizio civile universale </text:p>
          </table:table-cell>
          <table:table-cell table:style-name="ce13"/>
          <table:table-cell table:style-name="ce13" office:value-type="float" office:value="0.65" calcext:value-type="float">
            <text:p>0,6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9" office:value-type="string" calcext:value-type="string">
            <text:p>M5C2 -INFRASTRUTTURE SOCIALI, FAMIGLIE, COMUNITÀ E TERZO SETTOR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9" office:value-type="string" calcext:value-type="string">
            <text:p>1. Servizi sociali, disabilità e marginalità sociale </text:p>
          </table:table-cell>
          <table:table-cell table:style-name="ce14" office:value-type="float" office:value="1.45" calcext:value-type="float">
            <text:p>1,45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1.1: Sostegno alle persone vulnerabili e prevenzione dell'’istituzionalizzazione degli anziani non autosufficienti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1.2: Percorsi di autonomia per persone con disabilità 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1.3: Housing temporaneo e stazioni di posta </text:p>
          </table:table-cell>
          <table:table-cell table:style-name="ce13"/>
          <table:table-cell table:style-name="ce13" office:value-type="float" office:value="0.45" calcext:value-type="float">
            <text:p>0,4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Riforma 1.1: Legge quadro per le disabilità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Riforma 1.2: Sistema degli interventi in favore degli anziani non autosufficienti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9" office:value-type="string" calcext:value-type="string">
            <text:p>2. Rigenerazione urbana e housing sociale </text:p>
          </table:table-cell>
          <table:table-cell table:style-name="ce14" office:value-type="float" office:value="9.02" calcext:value-type="float">
            <text:p>9,02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2.1: Investimenti in progetti di rigenerazione urbana, volti a ridurre situazioni di emarginazione e degrado sociale</text:p>
          </table:table-cell>
          <table:table-cell table:style-name="ce13"/>
          <table:table-cell table:style-name="ce13" office:value-type="float" office:value="3.3" calcext:value-type="float">
            <text:p>3,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2.2: Piani Urbani Integrati </text:p>
          </table:table-cell>
          <table:table-cell table:style-name="ce13"/>
          <table:table-cell table:style-name="ce13" office:value-type="float" office:value="2.92" calcext:value-type="float">
            <text:p>2,9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2.3: Programma innovativo della qualità dell’abitare </text:p>
          </table:table-cell>
          <table:table-cell table:style-name="ce13"/>
          <table:table-cell table:style-name="ce13" office:value-type="float" office:value="2.8" calcext:value-type="float">
            <text:p>2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Riforma 2.1: Superamento degli insediamenti abusivi per il contrasto al caporalato e allo sfruttamento dei lavoratori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9" office:value-type="string" calcext:value-type="string">
            <text:p>3. Sport e inclusione sociale</text:p>
          </table:table-cell>
          <table:table-cell table:style-name="ce14" office:value-type="float" office:value="0.7" calcext:value-type="float">
            <text:p>0,7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5C2</text:p>
          </table:table-cell>
          <table:table-cell table:style-name="ce8" office:value-type="string" calcext:value-type="string">
            <text:p>Investimento 3.1 Sport e inclusione sociale</text:p>
          </table:table-cell>
          <table:table-cell table:style-name="ce13"/>
          <table:table-cell table:style-name="ce13" office:value-type="float" office:value="0.7" calcext:value-type="float">
            <text:p>0,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3</text:p>
          </table:table-cell>
          <table:table-cell table:style-name="ce9" office:value-type="string" calcext:value-type="string">
            <text:p>M5C3 -INTERVENTI SPECIALI PER LA COESIONE TERRITORIALE</text:p>
          </table:table-cell>
          <table:table-cell table:style-name="ce14" table:formula="of:=SUM([.D265:.D268])" office:value-type="float" office:value="1.98" calcext:value-type="float">
            <text:p>1,98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5C3</text:p>
          </table:table-cell>
          <table:table-cell table:style-name="ce8" office:value-type="string" calcext:value-type="string">
            <text:p>Riforma 1: Rafforzamento delle Zone Economiche Speciali (ZES)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5C3</text:p>
          </table:table-cell>
          <table:table-cell table:style-name="ce8" office:value-type="string" calcext:value-type="string">
            <text:p>Investimento 1: Strategia nazionale per le aree interne </text:p>
          </table:table-cell>
          <table:table-cell table:style-name="ce13"/>
          <table:table-cell table:style-name="ce13" office:value-type="float" office:value="0.83" calcext:value-type="float">
            <text:p>0,8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3</text:p>
          </table:table-cell>
          <table:table-cell table:style-name="ce8" office:value-type="string" calcext:value-type="string">
            <text:p>Investimento 2: Valorizzazione dei beni confiscati alle mafie </text:p>
          </table:table-cell>
          <table:table-cell table:style-name="ce13"/>
          <table:table-cell table:style-name="ce13" office:value-type="float" office:value="0.3" calcext:value-type="float">
            <text:p>0,3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5C3</text:p>
          </table:table-cell>
          <table:table-cell table:style-name="ce8" office:value-type="string" calcext:value-type="string">
            <text:p>Investimento 3: Interventi socio-educativi strutturati per combattere la povertà educativa nel Mezzogiorno a sostegno del Terzo Settore</text:p>
          </table:table-cell>
          <table:table-cell table:style-name="ce13"/>
          <table:table-cell table:style-name="ce13" office:value-type="float" office:value="0.22" calcext:value-type="float">
            <text:p>0,2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5C3</text:p>
          </table:table-cell>
          <table:table-cell table:style-name="ce8" office:value-type="string" calcext:value-type="string">
            <text:p>Investimento 4: Interventi per Zone Economiche Speciali (ZES) </text:p>
          </table:table-cell>
          <table:table-cell table:style-name="ce13"/>
          <table:table-cell table:style-name="ce13" office:value-type="float" office:value="0.63" calcext:value-type="float">
            <text:p>0,6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6C1</text:p>
          </table:table-cell>
          <table:table-cell table:style-name="ce9" office:value-type="string" calcext:value-type="string">
            <text:p>M6C1 -RETI DI PROSSIMITÀ, STRUTTURE E TELEMEDICINA PER L'ASSISTENZA SANITARIA TERRITORIALE</text:p>
          </table:table-cell>
          <table:table-cell table:style-name="ce14" table:formula="of:=SUM([.D272:.D274])" office:value-type="float" office:value="7" calcext:value-type="float">
            <text:p>7</text:p>
          </table:table-cell>
          <table:table-cell table:style-name="ce13"/>
          <table:table-cell table:style-name="Default"/>
          <table:table-cell/>
        </table:table-row>
        <table:table-row table:style-name="ro1">
          <table:table-cell office:value-type="string" calcext:value-type="string">
            <text:p>M6C1</text:p>
          </table:table-cell>
          <table:table-cell table:style-name="ce8" office:value-type="string" calcext:value-type="string">
            <text:p>Riforma 1: Servizi sanitari di prossimità, strutture e standard per l’assistenza sul territorio -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6C1</text:p>
          </table:table-cell>
          <table:table-cell table:style-name="ce8" office:value-type="string" calcext:value-type="string">
            <text:p>Investimento 1: Case della Comunità e presa in carico della persona 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6C1</text:p>
          </table:table-cell>
          <table:table-cell table:style-name="ce8" office:value-type="string" calcext:value-type="string">
            <text:p>Investimento 2: Casa come primo luogo di cura, assistenza domiciliare e telemedicina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6C1</text:p>
          </table:table-cell>
          <table:table-cell table:style-name="ce8" office:value-type="string" calcext:value-type="string">
            <text:p>Investimento 3: Sviluppo delle cure intermedie 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9" office:value-type="string" calcext:value-type="string">
            <text:p>M6C2 -INNOVAZIONE, RICERCA E DIGITALIZZAZIONE DEL SERVIZIO SANITARIO NAZIONALE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9" office:value-type="string" calcext:value-type="string">
            <text:p>1. Aggiornamento tecnologico e digitale </text:p>
          </table:table-cell>
          <table:table-cell table:style-name="ce14" office:value-type="float" office:value="7.36" calcext:value-type="float">
            <text:p>7,36</text:p>
          </table:table-cell>
          <table:table-cell table:style-name="ce16"/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8" office:value-type="string" calcext:value-type="string">
            <text:p>Riforma 1: Riorganizzare la rete degli IRCCS </text:p>
          </table:table-cell>
          <table:table-cell table:style-name="ce13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8" office:value-type="string" calcext:value-type="string">
            <text:p>Investimento 1.1: Ammodernamento del parco tecnologico e digitale ospedaliero</text:p>
          </table:table-cell>
          <table:table-cell table:style-name="ce13"/>
          <table:table-cell table:style-name="ce13" office:value-type="float" office:value="4.05" calcext:value-type="float">
            <text:p>4,0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8" office:value-type="string" calcext:value-type="string">
            <text:p>Investimento 1.2: Verso un ospedale sicuro e sostenibile </text:p>
          </table:table-cell>
          <table:table-cell table:style-name="ce13"/>
          <table:table-cell table:style-name="ce13" office:value-type="float" office:value="1.64" calcext:value-type="float">
            <text:p>1,64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6C2</text:p>
          </table:table-cell>
          <table:table-cell table:style-name="ce8" office:value-type="string" calcext:value-type="string">
            <text:p>Investimento 1.3: Rafforzamento dell’infrastruttura tecnologica e degli strumenti per la raccolta, l’elaborazione, l’analisi dei dati e la simulazione </text:p>
          </table:table-cell>
          <table:table-cell table:style-name="ce13"/>
          <table:table-cell table:style-name="ce13" office:value-type="float" office:value="1.67" calcext:value-type="float">
            <text:p>1,6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9" office:value-type="string" calcext:value-type="string">
            <text:p>2. Formazione, ricerca scientifica e trasferimento tecnologico </text:p>
          </table:table-cell>
          <table:table-cell table:style-name="ce14" office:value-type="float" office:value="1.26" calcext:value-type="float">
            <text:p>1,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8" office:value-type="string" calcext:value-type="string">
            <text:p>Investimento 2.1: Valorizzazione e potenziamento della ricerca biomedica del SSN</text:p>
          </table:table-cell>
          <table:table-cell table:style-name="ce13"/>
          <table:table-cell table:style-name="ce13" office:value-type="float" office:value="0.52" calcext:value-type="float">
            <text:p>0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6C2</text:p>
          </table:table-cell>
          <table:table-cell table:style-name="ce8" office:value-type="string" calcext:value-type="string">
            <text:p>Investimento 2.2: Sviluppo delle competenze tecnico-professionali, digitali e manageriali del personale del sistema sanitario</text:p>
          </table:table-cell>
          <table:table-cell table:style-name="ce13"/>
          <table:table-cell table:style-name="ce13" office:value-type="float" office:value="0.74" calcext:value-type="float">
            <text:p>0,74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8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Totale</text:p>
          </table:table-cell>
          <table:table-cell table:style-name="ce13" table:formula="of:=SUM([.C37:.C285])" office:value-type="float" office:value="191.49" calcext:value-type="float">
            <text:p>191,49</text:p>
          </table:table-cell>
          <table:table-cell table:style-name="ce13" table:formula="of:=SUM([.D37:.D285])" office:value-type="float" office:value="191.5" calcext:value-type="float">
            <text:p>191,5</text:p>
          </table:table-cell>
          <table:table-cell table:number-columns-repeated="2"/>
        </table:table-row>
        <table:table-row table:style-name="ro1" table:number-rows-repeated="10482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3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M1C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1: Sviluppo industria cinematografica (Progetto Cinecittà)</text:p>
          </table:table-cell>
          <table:table-cell office:value-type="float" office:value="300" calcext:value-type="float">
            <text:p>300</text:p>
          </table:table-cell>
          <table:table-cell table:formula="of:=RIGHT(LEFT([.C1];16);3)" office:value-type="string" office:string-value=" in" calcext:value-type="string">
            <text:p><text:s/>in</text:p>
          </table:table-cell>
          <table:table-cell table:formula="of:=RIGHT([.C1];LEN([.C1])-18)" office:value-type="string" office:string-value="stria cinematografica (Progetto Cinecittà)" calcext:value-type="string">
            <text:p>stria cinematografica (Progetto Cinecittà)</text:p>
          </table:table-cell>
        </table:table-row>
        <table:table-row table:style-name="ro5">
          <table:table-cell office:value-type="string" calcext:value-type="string">
            <text:p>M6C1</text:p>
          </table:table-cell>
          <table:table-cell/>
          <table:table-cell office:value-type="string" calcext:value-type="string">
            <text:p>Investimento 1.0: Case della Comunità e presa in carico della persona </text:p>
          </table:table-cell>
          <table:table-cell office:value-type="float" office:value="2000" calcext:value-type="float">
            <text:p>2000</text:p>
          </table:table-cell>
          <table:table-cell table:formula="of:=RIGHT(LEFT([.C2];16);3)" office:value-type="string" office:string-value="1.0" calcext:value-type="string">
            <text:p>1.0</text:p>
          </table:table-cell>
          <table:table-cell table:formula="of:=RIGHT([.C2];LEN([.C2])-18)" office:value-type="string" office:string-value="Case della Comunità e presa in carico della persona " calcext:value-type="string">
            <text:p>Case della Comunità e presa in carico della persona </text:p>
          </table:table-cell>
        </table:table-row>
        <table:table-row table:style-name="ro4">
          <table:table-cell office:value-type="string" calcext:value-type="string">
            <text:p>M5C3</text:p>
          </table:table-cell>
          <table:table-cell/>
          <table:table-cell office:value-type="string" calcext:value-type="string">
            <text:p>Investimento 1.0: Strategia nazionale per le aree interne </text:p>
          </table:table-cell>
          <table:table-cell office:value-type="float" office:value="830" calcext:value-type="float">
            <text:p>830</text:p>
          </table:table-cell>
          <table:table-cell table:formula="of:=RIGHT(LEFT([.C3];16);3)" office:value-type="string" office:string-value="1.0" calcext:value-type="string">
            <text:p>1.0</text:p>
          </table:table-cell>
          <table:table-cell table:formula="of:=RIGHT([.C3];LEN([.C3])-18)" office:value-type="string" office:string-value="Strategia nazionale per le aree interne " calcext:value-type="string">
            <text:p>Strategia nazionale per le aree interne </text:p>
          </table:table-cell>
        </table:table-row>
        <table:table-row table:style-name="ro2">
          <table:table-cell office:value-type="string" calcext:value-type="string">
            <text:p>M1C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vestimento 1.0: Transizione 4.0 </text:p>
          </table:table-cell>
          <table:table-cell office:value-type="float" office:value="13970" calcext:value-type="float">
            <text:p>13970</text:p>
          </table:table-cell>
          <table:table-cell table:formula="of:=RIGHT(LEFT([.C4];16);3)" office:value-type="string" office:string-value="1.0" calcext:value-type="string">
            <text:p>1.0</text:p>
          </table:table-cell>
          <table:table-cell table:formula="of:=RIGHT([.C4];LEN([.C4])-18)" office:value-type="string" office:string-value="Transizione 4.0 " calcext:value-type="string">
            <text:p>Transizione 4.0 </text:p>
          </table:table-cell>
        </table:table-row>
        <table:table-row table:style-name="ro6">
          <table:table-cell office:value-type="string" calcext:value-type="string">
            <text:p>M6C2</text:p>
          </table:table-cell>
          <table:table-cell/>
          <table:table-cell office:value-type="string" calcext:value-type="string">
            <text:p>Investimento 1.1: Ammodernamento del parco tecnologico e digitale ospedaliero</text:p>
          </table:table-cell>
          <table:table-cell office:value-type="float" office:value="4050" calcext:value-type="float">
            <text:p>4050</text:p>
          </table:table-cell>
          <table:table-cell table:formula="of:=RIGHT(LEFT([.C5];16);3)" office:value-type="string" office:string-value="1.1" calcext:value-type="string">
            <text:p>1.1</text:p>
          </table:table-cell>
          <table:table-cell table:formula="of:=RIGHT([.C5];LEN([.C5])-18)" office:value-type="string" office:string-value="Ammodernamento del parco tecnologico e digitale ospedaliero" calcext:value-type="string">
            <text:p>Ammodernamento del parco tecnologico e digitale ospedaliero</text:p>
          </table:table-cell>
        </table:table-row>
        <table:table-row table:style-name="ro7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1: Collegamenti ferroviari ad Alta Velocità verso il Sud per passeggeri e merci</text:p>
          </table:table-cell>
          <table:table-cell office:value-type="float" office:value="4640" calcext:value-type="float">
            <text:p>4640</text:p>
          </table:table-cell>
          <table:table-cell table:formula="of:=RIGHT(LEFT([.C6];16);3)" office:value-type="string" office:string-value="1.1" calcext:value-type="string">
            <text:p>1.1</text:p>
          </table:table-cell>
          <table:table-cell table:formula="of:=RIGHT([.C6];LEN([.C6])-18)" office:value-type="string" office:string-value="Collegamenti ferroviari ad Alta Velocità verso il Sud per passeggeri e merci" calcext:value-type="string">
            <text:p>Collegamenti ferroviari ad Alta Velocità verso il Sud per passeggeri e merci</text:p>
          </table:table-cell>
        </table:table-row>
        <table:table-row table:style-name="ro8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1.1: Fondo per il Programma Nazionale Ricerca (PNR) e progetti di Ricerca di Significativo Interesse Nazionale (PRIN)</text:p>
          </table:table-cell>
          <table:table-cell office:value-type="float" office:value="1800" calcext:value-type="float">
            <text:p>1800</text:p>
          </table:table-cell>
          <table:table-cell table:formula="of:=RIGHT(LEFT([.C7];16);3)" office:value-type="string" office:string-value="1.1" calcext:value-type="string">
            <text:p>1.1</text:p>
          </table:table-cell>
          <table:table-cell table:formula="of:=RIGHT([.C7];LEN([.C7])-18)" office:value-type="string" office:string-value="Fondo per il Programma Nazionale Ricerca (PNR) e progetti di Ricerca di Significativo Interesse Nazionale (PRIN)" calcext:value-type="string">
            <text:p>Fondo per il Programma Nazionale Ricerca (PNR) e progetti di Ricerca di Significativo Interesse Nazionale (PRIN)</text:p>
          </table:table-cell>
        </table:table-row>
        <table:table-row table:style-name="ro9">
          <table:table-cell office:value-type="string" calcext:value-type="string">
            <text:p>M1C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nvestimento 1.1: Infrastrutture digitali</text:p>
          </table:table-cell>
          <table:table-cell office:value-type="float" office:value="900" calcext:value-type="float">
            <text:p>900</text:p>
          </table:table-cell>
          <table:table-cell table:formula="of:=RIGHT(LEFT([.C8];16);3)" office:value-type="string" office:string-value="1.1" calcext:value-type="string">
            <text:p>1.1</text:p>
          </table:table-cell>
          <table:table-cell table:formula="of:=RIGHT([.C8];LEN([.C8])-18)" office:value-type="string" office:string-value="Infrastrutture digitali" calcext:value-type="string">
            <text:p>Infrastrutture digitali</text:p>
          </table:table-cell>
        </table:table-row>
        <table:table-row table:style-name="ro6">
          <table:table-cell office:value-type="string" calcext:value-type="string">
            <text:p>M2C3</text:p>
          </table:table-cell>
          <table:table-cell/>
          <table:table-cell office:value-type="string" calcext:value-type="string">
            <text:p>Investimento 1.1: Piano di sostituzione di edifici scolastici e di riqualificazione energetica</text:p>
          </table:table-cell>
          <table:table-cell office:value-type="float" office:value="800" calcext:value-type="float">
            <text:p>800</text:p>
          </table:table-cell>
          <table:table-cell table:formula="of:=RIGHT(LEFT([.C9];16);3)" office:value-type="string" office:string-value="1.1" calcext:value-type="string">
            <text:p>1.1</text:p>
          </table:table-cell>
          <table:table-cell table:formula="of:=RIGHT([.C9];LEN([.C9])-18)" office:value-type="string" office:string-value="Piano di sostituzione di edifici scolastici e di riqualificazione energetica" calcext:value-type="string">
            <text:p>Piano di sostituzione di edifici scolastici e di riqualificazione energetica</text:p>
          </table:table-cell>
        </table:table-row>
        <table:table-row table:style-name="ro9">
          <table:table-cell office:value-type="string" calcext:value-type="string">
            <text:p>M4C1</text:p>
          </table:table-cell>
          <table:table-cell/>
          <table:table-cell table:style-name="ce11" office:value-type="string" calcext:value-type="string">
            <text:p>Investimento 1.1: Piano per asili nido e scuole</text:p>
          </table:table-cell>
          <table:table-cell office:value-type="float" office:value="4600" calcext:value-type="float">
            <text:p>4600</text:p>
          </table:table-cell>
          <table:table-cell table:formula="of:=RIGHT(LEFT([.C10];16);3)" office:value-type="string" office:string-value="1.1" calcext:value-type="string">
            <text:p>1.1</text:p>
          </table:table-cell>
          <table:table-cell table:formula="of:=RIGHT([.C10];LEN([.C10])-18)" office:value-type="string" office:string-value="Piano per asili nido e scuole" calcext:value-type="string">
            <text:p>Piano per asili nido e scuole</text:p>
          </table:table-cell>
        </table:table-row>
        <table:table-row table:style-name="ro4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Investimento 1.1: Potenziamento dei Centri per l’Impiego </text:p>
          </table:table-cell>
          <table:table-cell office:value-type="float" office:value="600" calcext:value-type="float">
            <text:p>600</text:p>
          </table:table-cell>
          <table:table-cell table:formula="of:=RIGHT(LEFT([.C11];16);3)" office:value-type="string" office:string-value="1.1" calcext:value-type="string">
            <text:p>1.1</text:p>
          </table:table-cell>
          <table:table-cell table:formula="of:=RIGHT([.C11];LEN([.C11])-18)" office:value-type="string" office:string-value="Potenziamento dei Centri per l’Impiego " calcext:value-type="string">
            <text:p>Potenziamento dei Centri per l’Impiego </text:p>
          </table:table-cell>
        </table:table-row>
        <table:table-row table:style-name="ro7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1.1: Realizzazione di un sistema avanzato ed integrato di monitoraggio e previsione</text:p>
          </table:table-cell>
          <table:table-cell office:value-type="float" office:value="500" calcext:value-type="float">
            <text:p>500</text:p>
          </table:table-cell>
          <table:table-cell table:formula="of:=RIGHT(LEFT([.C12];16);3)" office:value-type="string" office:string-value="1.1" calcext:value-type="string">
            <text:p>1.1</text:p>
          </table:table-cell>
          <table:table-cell table:formula="of:=RIGHT([.C12];LEN([.C12])-18)" office:value-type="string" office:string-value="Realizzazione di un sistema avanzato ed integrato di monitoraggio e previsione" calcext:value-type="string">
            <text:p>Realizzazione di un sistema avanzato ed integrato di monitoraggio e previsione</text:p>
          </table:table-cell>
        </table:table-row>
        <table:table-row table:style-name="ro10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1.1: Realizzazione nuovi impianti di gestione rifiuti e ammodernamento di impianti esistenti </text:p>
          </table:table-cell>
          <table:table-cell office:value-type="float" office:value="1500" calcext:value-type="float">
            <text:p>1500</text:p>
          </table:table-cell>
          <table:table-cell table:formula="of:=RIGHT(LEFT([.C13];16);3)" office:value-type="string" office:string-value="1.1" calcext:value-type="string">
            <text:p>1.1</text:p>
          </table:table-cell>
          <table:table-cell table:formula="of:=RIGHT([.C13];LEN([.C13])-18)" office:value-type="string" office:string-value="Realizzazione nuovi impianti di gestione rifiuti e ammodernamento di impianti esistenti " calcext:value-type="string">
            <text:p>Realizzazione nuovi impianti di gestione rifiuti e ammodernamento di impianti esistenti </text:p>
          </table:table-cell>
        </table:table-row>
        <table:table-row table:style-name="ro11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1.1: Sostegno alle persone vulnerabili e prevenzione dell'’istituzionalizzazione degli anziani non autosufficienti</text:p>
          </table:table-cell>
          <table:table-cell office:value-type="float" office:value="500" calcext:value-type="float">
            <text:p>500</text:p>
          </table:table-cell>
          <table:table-cell table:formula="of:=RIGHT(LEFT([.C14];16);3)" office:value-type="string" office:string-value="1.1" calcext:value-type="string">
            <text:p>1.1</text:p>
          </table:table-cell>
          <table:table-cell table:formula="of:=RIGHT([.C14];LEN([.C14])-18)" office:value-type="string" office:string-value="Sostegno alle persone vulnerabili e prevenzione dell'’istituzionalizzazione degli anziani non autosufficienti" calcext:value-type="string">
            <text:p>Sostegno alle persone vulnerabili e prevenzione dell'’istituzionalizzazione degli anziani non autosufficienti</text:p>
          </table:table-cell>
        </table:table-row>
        <table:table-row table:style-name="ro6">
          <table:table-cell office:value-type="string" calcext:value-type="string">
            <text:p>M1C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nvestimento 1.1: Strategia digitale e piattaforme per il patrimonio culturale</text:p>
          </table:table-cell>
          <table:table-cell office:value-type="float" office:value="500" calcext:value-type="float">
            <text:p>500</text:p>
          </table:table-cell>
          <table:table-cell table:formula="of:=RIGHT(LEFT([.C15];16);3)" office:value-type="string" office:string-value="1.1" calcext:value-type="string">
            <text:p>1.1</text:p>
          </table:table-cell>
          <table:table-cell table:formula="of:=RIGHT([.C15];LEN([.C15])-18)" office:value-type="string" office:string-value="Strategia digitale e piattaforme per il patrimonio culturale" calcext:value-type="string">
            <text:p>Strategia digitale e piattaforme per il patrimonio culturale</text:p>
          </table:table-cell>
        </table:table-row>
        <table:table-row table:style-name="ro2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1.1: Sviluppo agro-voltaico</text:p>
          </table:table-cell>
          <table:table-cell office:value-type="float" office:value="1100" calcext:value-type="float">
            <text:p>1100</text:p>
          </table:table-cell>
          <table:table-cell table:formula="of:=RIGHT(LEFT([.C16];16);3)" office:value-type="string" office:string-value="1.1" calcext:value-type="string">
            <text:p>1.1</text:p>
          </table:table-cell>
          <table:table-cell table:formula="of:=RIGHT([.C16];LEN([.C16])-18)" office:value-type="string" office:string-value="Sviluppo agro-voltaico" calcext:value-type="string">
            <text:p>Sviluppo agro-voltaico</text:p>
          </table:table-cell>
        </table:table-row>
        <table:table-row table:style-name="ro5">
          <table:table-cell office:value-type="string" calcext:value-type="string">
            <text:p>M1C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vestimento 1.2: Abilitazione e facilitazione migrazione al cloud</text:p>
          </table:table-cell>
          <table:table-cell office:value-type="float" office:value="1000" calcext:value-type="float">
            <text:p>1000</text:p>
          </table:table-cell>
          <table:table-cell table:formula="of:=RIGHT(LEFT([.C17];16);3)" office:value-type="string" office:string-value="1.2" calcext:value-type="string">
            <text:p>1.2</text:p>
          </table:table-cell>
          <table:table-cell table:formula="of:=RIGHT([.C17];LEN([.C17])-18)" office:value-type="string" office:string-value="Abilitazione e facilitazione migrazione al cloud" calcext:value-type="string">
            <text:p>Abilitazione e facilitazione migrazione al cloud</text:p>
          </table:table-cell>
        </table:table-row>
        <table:table-row table:style-name="ro9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Investimento 1.2: Creazione di imprese femminili</text:p>
          </table:table-cell>
          <table:table-cell office:value-type="float" office:value="400" calcext:value-type="float">
            <text:p>400</text:p>
          </table:table-cell>
          <table:table-cell table:formula="of:=RIGHT(LEFT([.C18];16);3)" office:value-type="string" office:string-value="1.2" calcext:value-type="string">
            <text:p>1.2</text:p>
          </table:table-cell>
          <table:table-cell table:formula="of:=RIGHT([.C18];LEN([.C18])-18)" office:value-type="string" office:string-value="Creazione di imprese femminili" calcext:value-type="string">
            <text:p>Creazione di imprese femminili</text:p>
          </table:table-cell>
        </table:table-row>
        <table:table-row table:style-name="ro4">
          <table:table-cell office:value-type="string" calcext:value-type="string">
            <text:p>M2C3</text:p>
          </table:table-cell>
          <table:table-cell/>
          <table:table-cell office:value-type="string" calcext:value-type="string">
            <text:p>Investimento 1.2: Efficientamento degli edifici giudiziari </text:p>
          </table:table-cell>
          <table:table-cell office:value-type="float" office:value="410" calcext:value-type="float">
            <text:p>410</text:p>
          </table:table-cell>
          <table:table-cell table:formula="of:=RIGHT(LEFT([.C19];16);3)" office:value-type="string" office:string-value="1.2" calcext:value-type="string">
            <text:p>1.2</text:p>
          </table:table-cell>
          <table:table-cell table:formula="of:=RIGHT([.C19];LEN([.C19])-18)" office:value-type="string" office:string-value="Efficientamento degli edifici giudiziari " calcext:value-type="string">
            <text:p>Efficientamento degli edifici giudiziari </text:p>
          </table:table-cell>
        </table:table-row>
        <table:table-row table:style-name="ro6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1.2: Finanziamento di progetti presentati da giovani ricercatori </text:p>
          </table:table-cell>
          <table:table-cell office:value-type="float" office:value="600" calcext:value-type="float">
            <text:p>600</text:p>
          </table:table-cell>
          <table:table-cell table:formula="of:=RIGHT(LEFT([.C20];16);3)" office:value-type="string" office:string-value="1.2" calcext:value-type="string">
            <text:p>1.2</text:p>
          </table:table-cell>
          <table:table-cell table:formula="of:=RIGHT([.C20];LEN([.C20])-18)" office:value-type="string" office:string-value="Finanziamento di progetti presentati da giovani ricercatori " calcext:value-type="string">
            <text:p>Finanziamento di progetti presentati da giovani ricercatori </text:p>
          </table:table-cell>
        </table:table-row>
        <table:table-row table:style-name="ro5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2: Linee ad Alta Velocità nel Nord che collegano all'Europa </text:p>
          </table:table-cell>
          <table:table-cell office:value-type="float" office:value="8570" calcext:value-type="float">
            <text:p>8570</text:p>
          </table:table-cell>
          <table:table-cell table:formula="of:=RIGHT(LEFT([.C21];16);3)" office:value-type="string" office:string-value="1.2" calcext:value-type="string">
            <text:p>1.2</text:p>
          </table:table-cell>
          <table:table-cell table:formula="of:=RIGHT([.C21];LEN([.C21])-18)" office:value-type="string" office:string-value="Linee ad Alta Velocità nel Nord che collegano all'Europa " calcext:value-type="string">
            <text:p>Linee ad Alta Velocità nel Nord che collegano all'Europa </text:p>
          </table:table-cell>
        </table:table-row>
        <table:table-row table:style-name="ro4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1.2: Percorsi di autonomia per persone con disabilità </text:p>
          </table:table-cell>
          <table:table-cell office:value-type="float" office:value="500" calcext:value-type="float">
            <text:p>500</text:p>
          </table:table-cell>
          <table:table-cell table:formula="of:=RIGHT(LEFT([.C22];16);3)" office:value-type="string" office:string-value="1.2" calcext:value-type="string">
            <text:p>1.2</text:p>
          </table:table-cell>
          <table:table-cell table:formula="of:=RIGHT([.C22];LEN([.C22])-18)" office:value-type="string" office:string-value="Percorsi di autonomia per persone con disabilità " calcext:value-type="string">
            <text:p>Percorsi di autonomia per persone con disabilità </text:p>
          </table:table-cell>
        </table:table-row>
        <table:table-row table:style-name="ro5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2: Piano di estensione del tempo pieno e mense</text:p>
          </table:table-cell>
          <table:table-cell office:value-type="float" office:value="960" calcext:value-type="float">
            <text:p>960</text:p>
          </table:table-cell>
          <table:table-cell table:formula="of:=RIGHT(LEFT([.C23];16);3)" office:value-type="string" office:string-value="1.2" calcext:value-type="string">
            <text:p>1.2</text:p>
          </table:table-cell>
          <table:table-cell table:formula="of:=RIGHT([.C23];LEN([.C23])-18)" office:value-type="string" office:string-value="Piano di estensione del tempo pieno e mense" calcext:value-type="string">
            <text:p>Piano di estensione del tempo pieno e mense</text:p>
          </table:table-cell>
        </table:table-row>
        <table:table-row table:style-name="ro4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1.2: Progetti “faro” di economia circolare </text:p>
          </table:table-cell>
          <table:table-cell office:value-type="float" office:value="600" calcext:value-type="float">
            <text:p>600</text:p>
          </table:table-cell>
          <table:table-cell table:formula="of:=RIGHT(LEFT([.C24];16);3)" office:value-type="string" office:string-value="1.2" calcext:value-type="string">
            <text:p>1.2</text:p>
          </table:table-cell>
          <table:table-cell table:formula="of:=RIGHT([.C24];LEN([.C24])-18)" office:value-type="string" office:string-value="Progetti “faro” di economia circolare " calcext:value-type="string">
            <text:p>Progetti “faro” di economia circolare </text:p>
          </table:table-cell>
        </table:table-row>
        <table:table-row table:style-name="ro7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1.2: Promozione rinnovabili per le comunità energetiche e l'auto-consumo</text:p>
          </table:table-cell>
          <table:table-cell office:value-type="float" office:value="2200" calcext:value-type="float">
            <text:p>2200</text:p>
          </table:table-cell>
          <table:table-cell table:formula="of:=RIGHT(LEFT([.C25];16);3)" office:value-type="string" office:string-value="1.2" calcext:value-type="string">
            <text:p>1.2</text:p>
          </table:table-cell>
          <table:table-cell table:formula="of:=RIGHT([.C25];LEN([.C25])-18)" office:value-type="string" office:string-value="Promozione rinnovabili per le comunità energetiche e l'auto-consumo" calcext:value-type="string">
            <text:p>Promozione rinnovabili per le comunità energetiche e l'auto-consumo</text:p>
          </table:table-cell>
        </table:table-row>
        <table:table-row table:style-name="ro12">
          <table:table-cell office:value-type="string" calcext:value-type="string">
            <text:p>M1C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vestimento 1.2: Rimozione delle barriere fisiche e cognitive in musei, biblioteche e archivi per consentire un più ampio accesso e partecipazione alla cultura</text:p>
          </table:table-cell>
          <table:table-cell office:value-type="float" office:value="300" calcext:value-type="float">
            <text:p>300</text:p>
          </table:table-cell>
          <table:table-cell table:formula="of:=RIGHT(LEFT([.C26];16);3)" office:value-type="string" office:string-value="1.2" calcext:value-type="string">
            <text:p>1.2</text:p>
          </table:table-cell>
          <table:table-cell table:formula="of:=RIGHT([.C26];LEN([.C26])-18)" office:value-type="string" office:string-value="Rimozione delle barriere fisiche e cognitive in musei, biblioteche e archivi per consentire un più ampio accesso e partecipazione alla cultura" calcext:value-type="string">
            <text:p>Rimozione delle barriere fisiche e cognitive in musei, biblioteche e archivi per consentire un più ampio accesso e partecipazione alla cultura</text:p>
          </table:table-cell>
        </table:table-row>
        <table:table-row table:style-name="ro4">
          <table:table-cell office:value-type="string" calcext:value-type="string">
            <text:p>M6C2</text:p>
          </table:table-cell>
          <table:table-cell/>
          <table:table-cell office:value-type="string" calcext:value-type="string">
            <text:p>Investimento 1.2: Verso un ospedale sicuro e sostenibile </text:p>
          </table:table-cell>
          <table:table-cell office:value-type="float" office:value="1640" calcext:value-type="float">
            <text:p>1640</text:p>
          </table:table-cell>
          <table:table-cell table:formula="of:=RIGHT(LEFT([.C27];16);3)" office:value-type="string" office:string-value="1.2" calcext:value-type="string">
            <text:p>1.2</text:p>
          </table:table-cell>
          <table:table-cell table:formula="of:=RIGHT([.C27];LEN([.C27])-18)" office:value-type="string" office:string-value="Verso un ospedale sicuro e sostenibile " calcext:value-type="string">
            <text:p>Verso un ospedale sicuro e sostenibile </text:p>
          </table:table-cell>
        </table:table-row>
        <table:table-row table:style-name="ro9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3: Connessioni diagonali </text:p>
          </table:table-cell>
          <table:table-cell office:value-type="float" office:value="1580" calcext:value-type="float">
            <text:p>1580</text:p>
          </table:table-cell>
          <table:table-cell table:formula="of:=RIGHT(LEFT([.C28];16);3)" office:value-type="string" office:string-value="1.3" calcext:value-type="string">
            <text:p>1.3</text:p>
          </table:table-cell>
          <table:table-cell table:formula="of:=RIGHT([.C28];LEN([.C28])-18)" office:value-type="string" office:string-value="Connessioni diagonali " calcext:value-type="string">
            <text:p>Connessioni diagonali </text:p>
          </table:table-cell>
        </table:table-row>
        <table:table-row table:style-name="ro2">
          <table:table-cell office:value-type="string" calcext:value-type="string">
            <text:p>M1C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nvestimento 1.3: Dati e interoperabilità</text:p>
          </table:table-cell>
          <table:table-cell office:value-type="float" office:value="650" calcext:value-type="float">
            <text:p>650</text:p>
          </table:table-cell>
          <table:table-cell table:formula="of:=RIGHT(LEFT([.C29];16);3)" office:value-type="string" office:string-value="1.3" calcext:value-type="string">
            <text:p>1.3</text:p>
          </table:table-cell>
          <table:table-cell table:formula="of:=RIGHT([.C29];LEN([.C29])-18)" office:value-type="string" office:string-value="Dati e interoperabilità" calcext:value-type="string">
            <text:p>Dati e interoperabilità</text:p>
          </table:table-cell>
        </table:table-row>
        <table:table-row table:style-name="ro4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1.3: Housing temporaneo e stazioni di posta </text:p>
          </table:table-cell>
          <table:table-cell office:value-type="float" office:value="450" calcext:value-type="float">
            <text:p>450</text:p>
          </table:table-cell>
          <table:table-cell table:formula="of:=RIGHT(LEFT([.C30];16);3)" office:value-type="string" office:string-value="1.3" calcext:value-type="string">
            <text:p>1.3</text:p>
          </table:table-cell>
          <table:table-cell table:formula="of:=RIGHT([.C30];LEN([.C30])-18)" office:value-type="string" office:string-value="Housing temporaneo e stazioni di posta " calcext:value-type="string">
            <text:p>Housing temporaneo e stazioni di posta </text:p>
          </table:table-cell>
        </table:table-row>
        <table:table-row table:style-name="ro5">
          <table:table-cell office:value-type="string" calcext:value-type="string">
            <text:p>M1C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nvestimento 1.3: Migliorare l’efficienza energetica di cinema, teatri e musei </text:p>
          </table:table-cell>
          <table:table-cell office:value-type="float" office:value="300" calcext:value-type="float">
            <text:p>300</text:p>
          </table:table-cell>
          <table:table-cell table:formula="of:=RIGHT(LEFT([.C31];16);3)" office:value-type="string" office:string-value="1.3" calcext:value-type="string">
            <text:p>1.3</text:p>
          </table:table-cell>
          <table:table-cell table:formula="of:=RIGHT([.C31];LEN([.C31])-18)" office:value-type="string" office:string-value="Migliorare l’efficienza energetica di cinema, teatri e musei " calcext:value-type="string">
            <text:p>Migliorare l’efficienza energetica di cinema, teatri e musei </text:p>
          </table:table-cell>
        </table:table-row>
        <table:table-row table:style-name="ro13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1.3: Partenariati allargati estesi a Università, centri di ricerca, imprese e finanziamento progetti di ricerca di base</text:p>
          </table:table-cell>
          <table:table-cell office:value-type="float" office:value="1610" calcext:value-type="float">
            <text:p>1610</text:p>
          </table:table-cell>
          <table:table-cell table:formula="of:=RIGHT(LEFT([.C32];16);3)" office:value-type="string" office:string-value="1.3" calcext:value-type="string">
            <text:p>1.3</text:p>
          </table:table-cell>
          <table:table-cell table:formula="of:=RIGHT([.C32];LEN([.C32])-18)" office:value-type="string" office:string-value="Partenariati allargati estesi a Università, centri di ricerca, imprese e finanziamento progetti di ricerca di base" calcext:value-type="string">
            <text:p>Partenariati allargati estesi a Università, centri di ricerca, imprese e finanziamento progetti di ricerca di base</text:p>
          </table:table-cell>
        </table:table-row>
        <table:table-row table:style-name="ro5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3: Potenziamento infrastrutture per lo sport a scuola</text:p>
          </table:table-cell>
          <table:table-cell office:value-type="float" office:value="300" calcext:value-type="float">
            <text:p>300</text:p>
          </table:table-cell>
          <table:table-cell table:formula="of:=RIGHT(LEFT([.C33];16);3)" office:value-type="string" office:string-value="1.3" calcext:value-type="string">
            <text:p>1.3</text:p>
          </table:table-cell>
          <table:table-cell table:formula="of:=RIGHT([.C33];LEN([.C33])-18)" office:value-type="string" office:string-value="Potenziamento infrastrutture per lo sport a scuola" calcext:value-type="string">
            <text:p>Potenziamento infrastrutture per lo sport a scuola</text:p>
          </table:table-cell>
        </table:table-row>
        <table:table-row table:style-name="ro5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1.3: Promozione impianti innovativi (incluso off-shore)</text:p>
          </table:table-cell>
          <table:table-cell office:value-type="float" office:value="680" calcext:value-type="float">
            <text:p>680</text:p>
          </table:table-cell>
          <table:table-cell table:formula="of:=RIGHT(LEFT([.C34];16);3)" office:value-type="string" office:string-value="1.3" calcext:value-type="string">
            <text:p>1.3</text:p>
          </table:table-cell>
          <table:table-cell table:formula="of:=RIGHT([.C34];LEN([.C34])-18)" office:value-type="string" office:string-value="Promozione impianti innovativi (incluso off-shore)" calcext:value-type="string">
            <text:p>Promozione impianti innovativi (incluso off-shore)</text:p>
          </table:table-cell>
        </table:table-row>
        <table:table-row table:style-name="ro8">
          <table:table-cell office:value-type="string" calcext:value-type="string">
            <text:p>M6C2</text:p>
          </table:table-cell>
          <table:table-cell/>
          <table:table-cell office:value-type="string" calcext:value-type="string">
            <text:p>Investimento 1.3: Rafforzamento dell’infrastruttura tecnologica e degli strumenti per la raccolta, l’elaborazione, l’analisi dei dati e la simulazione </text:p>
          </table:table-cell>
          <table:table-cell office:value-type="float" office:value="1670" calcext:value-type="float">
            <text:p>1670</text:p>
          </table:table-cell>
          <table:table-cell table:formula="of:=RIGHT(LEFT([.C35];16);3)" office:value-type="string" office:string-value="1.3" calcext:value-type="string">
            <text:p>1.3</text:p>
          </table:table-cell>
          <table:table-cell table:formula="of:=RIGHT([.C35];LEN([.C35])-18)" office:value-type="string" office:string-value="Rafforzamento dell’infrastruttura tecnologica e degli strumenti per la raccolta, l’elaborazione, l’analisi dei dati e la simulazione " calcext:value-type="string">
            <text:p>Rafforzamento dell’infrastruttura tecnologica e degli strumenti per la raccolta, l’elaborazione, l’analisi dei dati e la simulazione </text:p>
          </table:table-cell>
        </table:table-row>
        <table:table-row table:style-name="ro5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Investimento 1.3: Sistema di certificazione della parità di genere </text:p>
          </table:table-cell>
          <table:table-cell office:value-type="float" office:value="10" calcext:value-type="float">
            <text:p>10</text:p>
          </table:table-cell>
          <table:table-cell table:formula="of:=RIGHT(LEFT([.C36];16);3)" office:value-type="string" office:string-value="1.3" calcext:value-type="string">
            <text:p>1.3</text:p>
          </table:table-cell>
          <table:table-cell table:formula="of:=RIGHT([.C36];LEN([.C36])-18)" office:value-type="string" office:string-value="Sistema di certificazione della parità di genere " calcext:value-type="string">
            <text:p>Sistema di certificazione della parità di genere </text:p>
          </table:table-cell>
        </table:table-row>
        <table:table-row table:style-name="ro8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4: Intervento straordinario finalizzato alla riduzione dei divari territoriali nei cicli I e II della scuola secondaria di secondo grado</text:p>
          </table:table-cell>
          <table:table-cell office:value-type="float" office:value="1500" calcext:value-type="float">
            <text:p>1500</text:p>
          </table:table-cell>
          <table:table-cell table:formula="of:=RIGHT(LEFT([.C37];16);3)" office:value-type="string" office:string-value="1.4" calcext:value-type="string">
            <text:p>1.4</text:p>
          </table:table-cell>
          <table:table-cell table:formula="of:=RIGHT([.C37];LEN([.C37])-18)" office:value-type="string" office:string-value="Intervento straordinario finalizzato alla riduzione dei divari territoriali nei cicli I e II della scuola secondaria di secondo grado" calcext:value-type="string">
            <text:p>Intervento straordinario finalizzato alla riduzione dei divari territoriali nei cicli I e II della scuola secondaria di secondo grado</text:p>
          </table:table-cell>
        </table:table-row>
        <table:table-row table:style-name="ro11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1.4: Potenziamento strutture di ricerca e creazione di "campioni nazionali" di R&amp;S su Key Enabling Technologies</text:p>
          </table:table-cell>
          <table:table-cell office:value-type="float" office:value="1600" calcext:value-type="float">
            <text:p>1600</text:p>
          </table:table-cell>
          <table:table-cell table:formula="of:=RIGHT(LEFT([.C38];16);3)" office:value-type="string" office:string-value="1.4" calcext:value-type="string">
            <text:p>1.4</text:p>
          </table:table-cell>
          <table:table-cell table:formula="of:=RIGHT([.C38];LEN([.C38])-18)" office:value-type="string" office:string-value="Potenziamento strutture di ricerca e creazione di &quot;campioni nazionali&quot; di R&amp;S su Key Enabling Technologies" calcext:value-type="string">
            <text:p>Potenziamento strutture di ricerca e creazione di "campioni nazionali" di R&amp;S su Key Enabling Technologies</text:p>
          </table:table-cell>
        </table:table-row>
        <table:table-row table:style-name="ro4">
          <table:table-cell office:value-type="string" calcext:value-type="string">
            <text:p>M1C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nvestimento 1.4: Servizi digitali e cittadinanza digitale</text:p>
          </table:table-cell>
          <table:table-cell office:value-type="float" office:value="2010" calcext:value-type="float">
            <text:p>2010</text:p>
          </table:table-cell>
          <table:table-cell table:formula="of:=RIGHT(LEFT([.C39];16);3)" office:value-type="string" office:string-value="1.4" calcext:value-type="string">
            <text:p>1.4</text:p>
          </table:table-cell>
          <table:table-cell table:formula="of:=RIGHT([.C39];LEN([.C39])-18)" office:value-type="string" office:string-value="Servizi digitali e cittadinanza digitale" calcext:value-type="string">
            <text:p>Servizi digitali e cittadinanza digitale</text:p>
          </table:table-cell>
        </table:table-row>
        <table:table-row table:style-name="ro2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Investimento 1.4: Sistema duale</text:p>
          </table:table-cell>
          <table:table-cell office:value-type="float" office:value="600" calcext:value-type="float">
            <text:p>600</text:p>
          </table:table-cell>
          <table:table-cell table:formula="of:=RIGHT(LEFT([.C40];16);3)" office:value-type="string" office:string-value="1.4" calcext:value-type="string">
            <text:p>1.4</text:p>
          </table:table-cell>
          <table:table-cell table:formula="of:=RIGHT([.C40];LEN([.C40])-18)" office:value-type="string" office:string-value="Sistema duale" calcext:value-type="string">
            <text:p>Sistema duale</text:p>
          </table:table-cell>
        </table:table-row>
        <table:table-row table:style-name="ro2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1.4: Sviluppo biometano</text:p>
          </table:table-cell>
          <table:table-cell office:value-type="float" office:value="1920" calcext:value-type="float">
            <text:p>1920</text:p>
          </table:table-cell>
          <table:table-cell table:formula="of:=RIGHT(LEFT([.C41];16);3)" office:value-type="string" office:string-value="1.4" calcext:value-type="string">
            <text:p>1.4</text:p>
          </table:table-cell>
          <table:table-cell table:formula="of:=RIGHT([.C41];LEN([.C41])-18)" office:value-type="string" office:string-value="Sviluppo biometano" calcext:value-type="string">
            <text:p>Sviluppo biometano</text:p>
          </table:table-cell>
        </table:table-row>
        <table:table-row table:style-name="ro7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4: Sviluppo del sistema europeo di gestione del trasporto ferroviario (ERTMS)</text:p>
          </table:table-cell>
          <table:table-cell office:value-type="float" office:value="2970" calcext:value-type="float">
            <text:p>2970</text:p>
          </table:table-cell>
          <table:table-cell table:formula="of:=RIGHT(LEFT([.C42];16);3)" office:value-type="string" office:string-value="1.4" calcext:value-type="string">
            <text:p>1.4</text:p>
          </table:table-cell>
          <table:table-cell table:formula="of:=RIGHT([.C42];LEN([.C42])-18)" office:value-type="string" office:string-value="Sviluppo del sistema europeo di gestione del trasporto ferroviario (ERTMS)" calcext:value-type="string">
            <text:p>Sviluppo del sistema europeo di gestione del trasporto ferroviario (ERTMS)</text:p>
          </table:table-cell>
        </table:table-row>
        <table:table-row table:style-name="ro11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1.5: Creazione e rafforzamento di "ecosistemi dell'innovazione", costruzione di "leader territoriali di R&amp;S"</text:p>
          </table:table-cell>
          <table:table-cell office:value-type="float" office:value="1300" calcext:value-type="float">
            <text:p>1300</text:p>
          </table:table-cell>
          <table:table-cell table:formula="of:=RIGHT(LEFT([.C43];16);3)" office:value-type="string" office:string-value="1.5" calcext:value-type="string">
            <text:p>1.5</text:p>
          </table:table-cell>
          <table:table-cell table:formula="of:=RIGHT([.C43];LEN([.C43])-18)" office:value-type="string" office:string-value="Creazione e rafforzamento di &quot;ecosistemi dell'innovazione&quot;, costruzione di &quot;leader territoriali di R&amp;S&quot;" calcext:value-type="string">
            <text:p>Creazione e rafforzamento di "ecosistemi dell'innovazione", costruzione di "leader territoriali di R&amp;S"</text:p>
          </table:table-cell>
        </table:table-row>
        <table:table-row table:style-name="ro2">
          <table:table-cell office:value-type="string" calcext:value-type="string">
            <text:p>M1C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nvestimento 1.5: Cybersecurity</text:p>
          </table:table-cell>
          <table:table-cell office:value-type="float" office:value="620" calcext:value-type="float">
            <text:p>620</text:p>
          </table:table-cell>
          <table:table-cell table:formula="of:=RIGHT(LEFT([.C44];16);3)" office:value-type="string" office:string-value="1.5" calcext:value-type="string">
            <text:p>1.5</text:p>
          </table:table-cell>
          <table:table-cell table:formula="of:=RIGHT([.C44];LEN([.C44])-18)" office:value-type="string" office:string-value="Cybersecurity" calcext:value-type="string">
            <text:p>Cybersecurity</text:p>
          </table:table-cell>
        </table:table-row>
        <table:table-row table:style-name="ro10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5: Rafforzamento dei i nodi ferroviari metropolitani e dei collegamenti nazionali chiave</text:p>
          </table:table-cell>
          <table:table-cell office:value-type="float" office:value="2970" calcext:value-type="float">
            <text:p>2970</text:p>
          </table:table-cell>
          <table:table-cell table:formula="of:=RIGHT(LEFT([.C45];16);3)" office:value-type="string" office:string-value="1.5" calcext:value-type="string">
            <text:p>1.5</text:p>
          </table:table-cell>
          <table:table-cell table:formula="of:=RIGHT([.C45];LEN([.C45])-18)" office:value-type="string" office:string-value="Rafforzamento dei i nodi ferroviari metropolitani e dei collegamenti nazionali chiave" calcext:value-type="string">
            <text:p>Rafforzamento dei i nodi ferroviari metropolitani e dei collegamenti nazionali chiave</text:p>
          </table:table-cell>
        </table:table-row>
        <table:table-row table:style-name="ro6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5: Sviluppo del sistema di formazione professionale terziaria (ITS)</text:p>
          </table:table-cell>
          <table:table-cell office:value-type="float" office:value="1500" calcext:value-type="float">
            <text:p>1500</text:p>
          </table:table-cell>
          <table:table-cell table:formula="of:=RIGHT(LEFT([.C46];16);3)" office:value-type="string" office:string-value="1.5" calcext:value-type="string">
            <text:p>1.5</text:p>
          </table:table-cell>
          <table:table-cell table:formula="of:=RIGHT([.C46];LEN([.C46])-18)" office:value-type="string" office:string-value="Sviluppo del sistema di formazione professionale terziaria (ITS)" calcext:value-type="string">
            <text:p>Sviluppo del sistema di formazione professionale terziaria (ITS)</text:p>
          </table:table-cell>
        </table:table-row>
        <table:table-row table:style-name="ro5">
          <table:table-cell office:value-type="string" calcext:value-type="string">
            <text:p>M1C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nvestimento 1.6: Digitalizzazione delle grandi amministrazioni centrali</text:p>
          </table:table-cell>
          <table:table-cell office:value-type="float" office:value="610" calcext:value-type="float">
            <text:p>610</text:p>
          </table:table-cell>
          <table:table-cell table:formula="of:=RIGHT(LEFT([.C47];16);3)" office:value-type="string" office:string-value="1.6" calcext:value-type="string">
            <text:p>1.6</text:p>
          </table:table-cell>
          <table:table-cell table:formula="of:=RIGHT([.C47];LEN([.C47])-18)" office:value-type="string" office:string-value="Digitalizzazione delle grandi amministrazioni centrali" calcext:value-type="string">
            <text:p>Digitalizzazione delle grandi amministrazioni centrali</text:p>
          </table:table-cell>
        </table:table-row>
        <table:table-row table:style-name="ro6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6: Orientamento attivo nella transizione scuola-università</text:p>
          </table:table-cell>
          <table:table-cell office:value-type="float" office:value="250" calcext:value-type="float">
            <text:p>250</text:p>
          </table:table-cell>
          <table:table-cell table:formula="of:=RIGHT(LEFT([.C48];16);3)" office:value-type="string" office:string-value="1.6" calcext:value-type="string">
            <text:p>1.6</text:p>
          </table:table-cell>
          <table:table-cell table:formula="of:=RIGHT([.C48];LEN([.C48])-18)" office:value-type="string" office:string-value="Orientamento attivo nella transizione scuola-università" calcext:value-type="string">
            <text:p>Orientamento attivo nella transizione scuola-università</text:p>
          </table:table-cell>
        </table:table-row>
        <table:table-row table:style-name="ro4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6: Potenziamento delle linee regionali</text:p>
          </table:table-cell>
          <table:table-cell office:value-type="float" office:value="940" calcext:value-type="float">
            <text:p>940</text:p>
          </table:table-cell>
          <table:table-cell table:formula="of:=RIGHT(LEFT([.C49];16);3)" office:value-type="string" office:string-value="1.6" calcext:value-type="string">
            <text:p>1.6</text:p>
          </table:table-cell>
          <table:table-cell table:formula="of:=RIGHT([.C49];LEN([.C49])-18)" office:value-type="string" office:string-value="Potenziamento delle linee regionali" calcext:value-type="string">
            <text:p>Potenziamento delle linee regionali</text:p>
          </table:table-cell>
        </table:table-row>
        <table:table-row table:style-name="ro7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7: Alloggi per gli studenti e riforma della legislazione sugli alloggi per studenti</text:p>
          </table:table-cell>
          <table:table-cell office:value-type="float" office:value="960" calcext:value-type="float">
            <text:p>960</text:p>
          </table:table-cell>
          <table:table-cell table:formula="of:=RIGHT(LEFT([.C50];16);3)" office:value-type="string" office:string-value="1.7" calcext:value-type="string">
            <text:p>1.7</text:p>
          </table:table-cell>
          <table:table-cell table:formula="of:=RIGHT([.C50];LEN([.C50])-18)" office:value-type="string" office:string-value="Alloggi per gli studenti e riforma della legislazione sugli alloggi per studenti" calcext:value-type="string">
            <text:p>Alloggi per gli studenti e riforma della legislazione sugli alloggi per studenti</text:p>
          </table:table-cell>
        </table:table-row>
        <table:table-row table:style-name="ro9">
          <table:table-cell office:value-type="string" calcext:value-type="string">
            <text:p>M1C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Investimento 1.7: Competenze digitali di base</text:p>
          </table:table-cell>
          <table:table-cell office:value-type="float" office:value="200" calcext:value-type="float">
            <text:p>200</text:p>
          </table:table-cell>
          <table:table-cell table:formula="of:=RIGHT(LEFT([.C51];16);3)" office:value-type="string" office:string-value="1.7" calcext:value-type="string">
            <text:p>1.7</text:p>
          </table:table-cell>
          <table:table-cell table:formula="of:=RIGHT([.C51];LEN([.C51])-18)" office:value-type="string" office:string-value="Competenze digitali di base" calcext:value-type="string">
            <text:p>Competenze digitali di base</text:p>
          </table:table-cell>
        </table:table-row>
        <table:table-row table:style-name="ro10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7: Potenziamento, elettrificazione e aumento della resilienza delle ferrovie nel Sud</text:p>
          </table:table-cell>
          <table:table-cell office:value-type="float" office:value="2400" calcext:value-type="float">
            <text:p>2400</text:p>
          </table:table-cell>
          <table:table-cell table:formula="of:=RIGHT(LEFT([.C52];16);3)" office:value-type="string" office:string-value="1.7" calcext:value-type="string">
            <text:p>1.7</text:p>
          </table:table-cell>
          <table:table-cell table:formula="of:=RIGHT([.C52];LEN([.C52])-18)" office:value-type="string" office:string-value="Potenziamento, elettrificazione e aumento della resilienza delle ferrovie nel Sud" calcext:value-type="string">
            <text:p>Potenziamento, elettrificazione e aumento della resilienza delle ferrovie nel Sud</text:p>
          </table:table-cell>
        </table:table-row>
        <table:table-row table:style-name="ro4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1.8: Borse di studio per l’accesso all'università</text:p>
          </table:table-cell>
          <table:table-cell office:value-type="float" office:value="500" calcext:value-type="float">
            <text:p>500</text:p>
          </table:table-cell>
          <table:table-cell table:formula="of:=RIGHT(LEFT([.C53];16);3)" office:value-type="string" office:string-value="1.8" calcext:value-type="string">
            <text:p>1.8</text:p>
          </table:table-cell>
          <table:table-cell table:formula="of:=RIGHT([.C53];LEN([.C53])-18)" office:value-type="string" office:string-value="Borse di studio per l’accesso all'università" calcext:value-type="string">
            <text:p>Borse di studio per l’accesso all'università</text:p>
          </table:table-cell>
        </table:table-row>
        <table:table-row table:style-name="ro5">
          <table:table-cell office:value-type="string" calcext:value-type="string">
            <text:p>M3C1</text:p>
          </table:table-cell>
          <table:table-cell/>
          <table:table-cell office:value-type="string" calcext:value-type="string">
            <text:p>Investimento 1.8: Miglioramento delle stazioni ferroviarie nel Sud </text:p>
          </table:table-cell>
          <table:table-cell office:value-type="float" office:value="700" calcext:value-type="float">
            <text:p>700</text:p>
          </table:table-cell>
          <table:table-cell table:formula="of:=RIGHT(LEFT([.C54];16);3)" office:value-type="string" office:string-value="1.8" calcext:value-type="string">
            <text:p>1.8</text:p>
          </table:table-cell>
          <table:table-cell table:formula="of:=RIGHT([.C54];LEN([.C54])-18)" office:value-type="string" office:string-value="Miglioramento delle stazioni ferroviarie nel Sud " calcext:value-type="string">
            <text:p>Miglioramento delle stazioni ferroviarie nel Sud </text:p>
          </table:table-cell>
        </table:table-row>
        <table:table-row table:style-name="ro6">
          <table:table-cell office:value-type="string" calcext:value-type="string">
            <text:p>M6C1</text:p>
          </table:table-cell>
          <table:table-cell/>
          <table:table-cell office:value-type="string" calcext:value-type="string">
            <text:p>Investimento 2.0: Casa come primo luogo di cura, assistenza domiciliare e telemedicina</text:p>
          </table:table-cell>
          <table:table-cell office:value-type="float" office:value="4000" calcext:value-type="float">
            <text:p>4000</text:p>
          </table:table-cell>
          <table:table-cell table:formula="of:=RIGHT(LEFT([.C55];16);3)" office:value-type="string" office:string-value="2.0" calcext:value-type="string">
            <text:p>2.0</text:p>
          </table:table-cell>
          <table:table-cell table:formula="of:=RIGHT([.C55];LEN([.C55])-18)" office:value-type="string" office:string-value="Casa come primo luogo di cura, assistenza domiciliare e telemedicina" calcext:value-type="string">
            <text:p>Casa come primo luogo di cura, assistenza domiciliare e telemedicina</text:p>
          </table:table-cell>
        </table:table-row>
        <table:table-row table:style-name="ro4">
          <table:table-cell office:value-type="string" calcext:value-type="string">
            <text:p>M1C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nvestimento 2.0: Investimenti ad alto contenuto tecnologico </text:p>
          </table:table-cell>
          <table:table-cell office:value-type="float" office:value="750" calcext:value-type="float">
            <text:p>750</text:p>
          </table:table-cell>
          <table:table-cell table:formula="of:=RIGHT(LEFT([.C56];16);3)" office:value-type="string" office:string-value="2.0" calcext:value-type="string">
            <text:p>2.0</text:p>
          </table:table-cell>
          <table:table-cell table:formula="of:=RIGHT([.C56];LEN([.C56])-18)" office:value-type="string" office:string-value="Investimenti ad alto contenuto tecnologico " calcext:value-type="string">
            <text:p>Investimenti ad alto contenuto tecnologico </text:p>
          </table:table-cell>
        </table:table-row>
        <table:table-row table:style-name="ro5">
          <table:table-cell office:value-type="string" calcext:value-type="string">
            <text:p>M5C3</text:p>
          </table:table-cell>
          <table:table-cell/>
          <table:table-cell office:value-type="string" calcext:value-type="string">
            <text:p>Investimento 2.0: Valorizzazione dei beni confiscati alle mafie </text:p>
          </table:table-cell>
          <table:table-cell office:value-type="float" office:value="300" calcext:value-type="float">
            <text:p>300</text:p>
          </table:table-cell>
          <table:table-cell table:formula="of:=RIGHT(LEFT([.C57];16);3)" office:value-type="string" office:string-value="2.0" calcext:value-type="string">
            <text:p>2.0</text:p>
          </table:table-cell>
          <table:table-cell table:formula="of:=RIGHT([.C57];LEN([.C57])-18)" office:value-type="string" office:string-value="Valorizzazione dei beni confiscati alle mafie " calcext:value-type="string">
            <text:p>Valorizzazione dei beni confiscati alle mafie </text:p>
          </table:table-cell>
        </table:table-row>
        <table:table-row table:style-name="ro9">
          <table:table-cell office:value-type="string" calcext:value-type="string">
            <text:p>M1C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nvestimento 2.1: Attrattività dei borghi</text:p>
          </table:table-cell>
          <table:table-cell office:value-type="float" office:value="1020" calcext:value-type="float">
            <text:p>1020</text:p>
          </table:table-cell>
          <table:table-cell table:formula="of:=RIGHT(LEFT([.C58];16);3)" office:value-type="string" office:string-value="2.1" calcext:value-type="string">
            <text:p>2.1</text:p>
          </table:table-cell>
          <table:table-cell table:formula="of:=RIGHT([.C58];LEN([.C58])-18)" office:value-type="string" office:string-value="Attrattività dei borghi" calcext:value-type="string">
            <text:p>Attrattività dei borghi</text:p>
          </table:table-cell>
        </table:table-row>
        <table:table-row table:style-name="ro10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2.1: Didattica digitale integrata e formazione sulla transizione digitale del personale scolastico</text:p>
          </table:table-cell>
          <table:table-cell office:value-type="float" office:value="800" calcext:value-type="float">
            <text:p>800</text:p>
          </table:table-cell>
          <table:table-cell table:formula="of:=RIGHT(LEFT([.C59];16);3)" office:value-type="string" office:string-value="2.1" calcext:value-type="string">
            <text:p>2.1</text:p>
          </table:table-cell>
          <table:table-cell table:formula="of:=RIGHT([.C59];LEN([.C59])-18)" office:value-type="string" office:string-value="Didattica digitale integrata e formazione sulla transizione digitale del personale scolastico" calcext:value-type="string">
            <text:p>Didattica digitale integrata e formazione sulla transizione digitale del personale scolastico</text:p>
          </table:table-cell>
        </table:table-row>
        <table:table-row table:style-name="ro4">
          <table:table-cell office:value-type="string" calcext:value-type="string">
            <text:p>M3C2</text:p>
          </table:table-cell>
          <table:table-cell/>
          <table:table-cell office:value-type="string" calcext:value-type="string">
            <text:p>Investimento 2.1: Digitalizzazione della catena logistica </text:p>
          </table:table-cell>
          <table:table-cell office:value-type="float" office:value="250" calcext:value-type="float">
            <text:p>250</text:p>
          </table:table-cell>
          <table:table-cell table:formula="of:=RIGHT(LEFT([.C60];16);3)" office:value-type="string" office:string-value="2.1" calcext:value-type="string">
            <text:p>2.1</text:p>
          </table:table-cell>
          <table:table-cell table:formula="of:=RIGHT([.C60];LEN([.C60])-18)" office:value-type="string" office:string-value="Digitalizzazione della catena logistica " calcext:value-type="string">
            <text:p>Digitalizzazione della catena logistica </text:p>
          </table:table-cell>
        </table:table-row>
        <table:table-row table:style-name="ro13">
          <table:table-cell office:value-type="string" calcext:value-type="string">
            <text:p>M2C3</text:p>
          </table:table-cell>
          <table:table-cell/>
          <table:table-cell office:value-type="string" calcext:value-type="string">
            <text:p>Investimento 2.1: Ecobonus e Sismabonus fino al 110% per l'efficienza energetica e la sicurezza degli edifici </text:p>
          </table:table-cell>
          <table:table-cell office:value-type="float" office:value="13810" calcext:value-type="float">
            <text:p>13810</text:p>
          </table:table-cell>
          <table:table-cell table:formula="of:=RIGHT(LEFT([.C61];16);3)" office:value-type="string" office:string-value="2.1" calcext:value-type="string">
            <text:p>2.1</text:p>
          </table:table-cell>
          <table:table-cell table:formula="of:=RIGHT([.C61];LEN([.C61])-18)" office:value-type="string" office:string-value="Ecobonus e Sismabonus fino al 110% per l'efficienza energetica e la sicurezza degli edifici " calcext:value-type="string">
            <text:p>Ecobonus e Sismabonus fino al 110% per l'efficienza energetica e la sicurezza degli edifici </text:p>
          </table:table-cell>
        </table:table-row>
        <table:table-row table:style-name="ro11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2.1: Investimenti in progetti di rigenerazione urbana, volti a ridurre situazioni di emarginazione e degrado sociale</text:p>
          </table:table-cell>
          <table:table-cell office:value-type="float" office:value="3300" calcext:value-type="float">
            <text:p>3300</text:p>
          </table:table-cell>
          <table:table-cell table:formula="of:=RIGHT(LEFT([.C62];16);3)" office:value-type="string" office:string-value="2.1" calcext:value-type="string">
            <text:p>2.1</text:p>
          </table:table-cell>
          <table:table-cell table:formula="of:=RIGHT([.C62];LEN([.C62])-18)" office:value-type="string" office:string-value="Investimenti in progetti di rigenerazione urbana, volti a ridurre situazioni di emarginazione e degrado sociale" calcext:value-type="string">
            <text:p>Investimenti in progetti di rigenerazione urbana, volti a ridurre situazioni di emarginazione e degrado sociale</text:p>
          </table:table-cell>
        </table:table-row>
        <table:table-row table:style-name="ro3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2.1: IPCEI </text:p>
          </table:table-cell>
          <table:table-cell office:value-type="float" office:value="1500" calcext:value-type="float">
            <text:p>1500</text:p>
          </table:table-cell>
          <table:table-cell table:formula="of:=RIGHT(LEFT([.C63];16);3)" office:value-type="string" office:string-value="2.1" calcext:value-type="string">
            <text:p>2.1</text:p>
          </table:table-cell>
          <table:table-cell table:formula="of:=RIGHT([.C63];LEN([.C63])-18)" office:value-type="string" office:string-value="IPCEI " calcext:value-type="string">
            <text:p>IPCEI </text:p>
          </table:table-cell>
        </table:table-row>
        <table:table-row table:style-name="ro10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2.1: Misure per la gestione del rischio di alluvione e per la riduzione del rischio idrogeologico</text:p>
          </table:table-cell>
          <table:table-cell office:value-type="float" office:value="2490" calcext:value-type="float">
            <text:p>2490</text:p>
          </table:table-cell>
          <table:table-cell table:formula="of:=RIGHT(LEFT([.C64];16);3)" office:value-type="string" office:string-value="2.1" calcext:value-type="string">
            <text:p>2.1</text:p>
          </table:table-cell>
          <table:table-cell table:formula="of:=RIGHT([.C64];LEN([.C64])-18)" office:value-type="string" office:string-value="Misure per la gestione del rischio di alluvione e per la riduzione del rischio idrogeologico" calcext:value-type="string">
            <text:p>Misure per la gestione del rischio di alluvione e per la riduzione del rischio idrogeologico</text:p>
          </table:table-cell>
        </table:table-row>
        <table:table-row table:style-name="ro9">
          <table:table-cell office:value-type="string" calcext:value-type="string">
            <text:p>M1C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nvestimento 2.1: Portale unico del reclutamento</text:p>
          </table:table-cell>
          <table:table-cell office:value-type="float" office:value="20" calcext:value-type="float">
            <text:p>20</text:p>
          </table:table-cell>
          <table:table-cell table:formula="of:=RIGHT(LEFT([.C65];16);3)" office:value-type="string" office:string-value="2.1" calcext:value-type="string">
            <text:p>2.1</text:p>
          </table:table-cell>
          <table:table-cell table:formula="of:=RIGHT([.C65];LEN([.C65])-18)" office:value-type="string" office:string-value="Portale unico del reclutamento" calcext:value-type="string">
            <text:p>Portale unico del reclutamento</text:p>
          </table:table-cell>
        </table:table-row>
        <table:table-row table:style-name="ro9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2.1: Rafforzamento smart grid</text:p>
          </table:table-cell>
          <table:table-cell office:value-type="float" office:value="3610" calcext:value-type="float">
            <text:p>3610</text:p>
          </table:table-cell>
          <table:table-cell table:formula="of:=RIGHT(LEFT([.C66];16);3)" office:value-type="string" office:string-value="2.1" calcext:value-type="string">
            <text:p>2.1</text:p>
          </table:table-cell>
          <table:table-cell table:formula="of:=RIGHT([.C66];LEN([.C66])-18)" office:value-type="string" office:string-value="Rafforzamento smart grid" calcext:value-type="string">
            <text:p>Rafforzamento smart grid</text:p>
          </table:table-cell>
        </table:table-row>
        <table:table-row table:style-name="ro9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Investimento 2.1: Servizio civile universale </text:p>
          </table:table-cell>
          <table:table-cell office:value-type="float" office:value="650" calcext:value-type="float">
            <text:p>650</text:p>
          </table:table-cell>
          <table:table-cell table:formula="of:=RIGHT(LEFT([.C67];16);3)" office:value-type="string" office:string-value="2.1" calcext:value-type="string">
            <text:p>2.1</text:p>
          </table:table-cell>
          <table:table-cell table:formula="of:=RIGHT([.C67];LEN([.C67])-18)" office:value-type="string" office:string-value="Servizio civile universale " calcext:value-type="string">
            <text:p>Servizio civile universale </text:p>
          </table:table-cell>
        </table:table-row>
        <table:table-row table:style-name="ro13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2.1: Sviluppo logistica per i settori agroalimentare, pesca e acquacoltura, silvicoltura, floricoltura e vivaismo </text:p>
          </table:table-cell>
          <table:table-cell office:value-type="float" office:value="800" calcext:value-type="float">
            <text:p>800</text:p>
          </table:table-cell>
          <table:table-cell table:formula="of:=RIGHT(LEFT([.C68];16);3)" office:value-type="string" office:string-value="2.1" calcext:value-type="string">
            <text:p>2.1</text:p>
          </table:table-cell>
          <table:table-cell table:formula="of:=RIGHT([.C68];LEN([.C68])-18)" office:value-type="string" office:string-value="Sviluppo logistica per i settori agroalimentare, pesca e acquacoltura, silvicoltura, floricoltura e vivaismo " calcext:value-type="string">
            <text:p>Sviluppo logistica per i settori agroalimentare, pesca e acquacoltura, silvicoltura, floricoltura e vivaismo </text:p>
          </table:table-cell>
        </table:table-row>
        <table:table-row table:style-name="ro6">
          <table:table-cell office:value-type="string" calcext:value-type="string">
            <text:p>M6C2</text:p>
          </table:table-cell>
          <table:table-cell/>
          <table:table-cell office:value-type="string" calcext:value-type="string">
            <text:p>Investimento 2.1: Valorizzazione e potenziamento della ricerca biomedica del SSN</text:p>
          </table:table-cell>
          <table:table-cell office:value-type="float" office:value="520" calcext:value-type="float">
            <text:p>520</text:p>
          </table:table-cell>
          <table:table-cell table:formula="of:=RIGHT(LEFT([.C69];16);3)" office:value-type="string" office:string-value="2.1" calcext:value-type="string">
            <text:p>2.1</text:p>
          </table:table-cell>
          <table:table-cell table:formula="of:=RIGHT([.C69];LEN([.C69])-18)" office:value-type="string" office:string-value="Valorizzazione e potenziamento della ricerca biomedica del SSN" calcext:value-type="string">
            <text:p>Valorizzazione e potenziamento della ricerca biomedica del SSN</text:p>
          </table:table-cell>
        </table:table-row>
        <table:table-row table:style-name="ro6">
          <table:table-cell office:value-type="string" calcext:value-type="string">
            <text:p>M1C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nvestimenti 2.2: Task force digitalizzazione, monitoraggio e performance</text:p>
          </table:table-cell>
          <table:table-cell office:value-type="float" office:value="730" calcext:value-type="float">
            <text:p>730</text:p>
          </table:table-cell>
          <table:table-cell table:formula="of:=RIGHT(LEFT([.C70];16);3)" office:value-type="string" office:string-value="2.2" calcext:value-type="string">
            <text:p>2.2</text:p>
          </table:table-cell>
          <table:table-cell table:formula="of:=RIGHT([.C70];LEN([.C70])-18)" office:value-type="string" office:string-value="Task force digitalizzazione, monitoraggio e performance" calcext:value-type="string">
            <text:p>Task force digitalizzazione, monitoraggio e performance</text:p>
          </table:table-cell>
        </table:table-row>
        <table:table-row table:style-name="ro4">
          <table:table-cell office:value-type="string" calcext:value-type="string">
            <text:p>M3C2</text:p>
          </table:table-cell>
          <table:table-cell/>
          <table:table-cell office:value-type="string" calcext:value-type="string">
            <text:p>Investimento 2.2: Innovazione digitale dei sistemi aeroportuali </text:p>
          </table:table-cell>
          <table:table-cell office:value-type="float" office:value="110" calcext:value-type="float">
            <text:p>110</text:p>
          </table:table-cell>
          <table:table-cell table:formula="of:=RIGHT(LEFT([.C71];16);3)" office:value-type="string" office:string-value="2.2" calcext:value-type="string">
            <text:p>2.2</text:p>
          </table:table-cell>
          <table:table-cell table:formula="of:=RIGHT([.C71];LEN([.C71])-18)" office:value-type="string" office:string-value="Innovazione digitale dei sistemi aeroportuali " calcext:value-type="string">
            <text:p>Innovazione digitale dei sistemi aeroportuali </text:p>
          </table:table-cell>
        </table:table-row>
        <table:table-row table:style-name="ro10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2.2: Interventi per la resilienza, la valorizzazione del territorio e l'efficienza energetica dei Comuni</text:p>
          </table:table-cell>
          <table:table-cell office:value-type="float" office:value="6000" calcext:value-type="float">
            <text:p>6000</text:p>
          </table:table-cell>
          <table:table-cell table:formula="of:=RIGHT(LEFT([.C72];16);3)" office:value-type="string" office:string-value="2.2" calcext:value-type="string">
            <text:p>2.2</text:p>
          </table:table-cell>
          <table:table-cell table:formula="of:=RIGHT([.C72];LEN([.C72])-18)" office:value-type="string" office:string-value="Interventi per la resilienza, la valorizzazione del territorio e l'efficienza energetica dei Comuni" calcext:value-type="string">
            <text:p>Interventi per la resilienza, la valorizzazione del territorio e l'efficienza energetica dei Comuni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2.2: Interventi su resilienza climatica delle reti</text:p>
          </table:table-cell>
          <table:table-cell office:value-type="float" office:value="500" calcext:value-type="float">
            <text:p>500</text:p>
          </table:table-cell>
          <table:table-cell table:formula="of:=RIGHT(LEFT([.C73];16);3)" office:value-type="string" office:string-value="2.2" calcext:value-type="string">
            <text:p>2.2</text:p>
          </table:table-cell>
          <table:table-cell table:formula="of:=RIGHT([.C73];LEN([.C73])-18)" office:value-type="string" office:string-value="Interventi su resilienza climatica delle reti" calcext:value-type="string">
            <text:p>Interventi su resilienza climatica delle reti</text:p>
          </table:table-cell>
        </table:table-row>
        <table:table-row table:style-name="ro2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2.2: Parco Agrisolare </text:p>
          </table:table-cell>
          <table:table-cell office:value-type="float" office:value="1500" calcext:value-type="float">
            <text:p>1500</text:p>
          </table:table-cell>
          <table:table-cell table:formula="of:=RIGHT(LEFT([.C74];16);3)" office:value-type="string" office:string-value="2.2" calcext:value-type="string">
            <text:p>2.2</text:p>
          </table:table-cell>
          <table:table-cell table:formula="of:=RIGHT([.C74];LEN([.C74])-18)" office:value-type="string" office:string-value="Parco Agrisolare " calcext:value-type="string">
            <text:p>Parco Agrisolare </text:p>
          </table:table-cell>
        </table:table-row>
        <table:table-row table:style-name="ro9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2.2: Partenariati - Horizon Europe</text:p>
          </table:table-cell>
          <table:table-cell office:value-type="float" office:value="200" calcext:value-type="float">
            <text:p>200</text:p>
          </table:table-cell>
          <table:table-cell table:formula="of:=RIGHT(LEFT([.C75];16);3)" office:value-type="string" office:string-value="2.2" calcext:value-type="string">
            <text:p>2.2</text:p>
          </table:table-cell>
          <table:table-cell table:formula="of:=RIGHT([.C75];LEN([.C75])-18)" office:value-type="string" office:string-value="Partenariati - Horizon Europe" calcext:value-type="string">
            <text:p>Partenariati - Horizon Europe</text:p>
          </table:table-cell>
        </table:table-row>
        <table:table-row table:style-name="ro9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2.2: Piani Urbani Integrati </text:p>
          </table:table-cell>
          <table:table-cell office:value-type="float" office:value="2920" calcext:value-type="float">
            <text:p>2920</text:p>
          </table:table-cell>
          <table:table-cell table:formula="of:=RIGHT(LEFT([.C76];16);3)" office:value-type="string" office:string-value="2.2" calcext:value-type="string">
            <text:p>2.2</text:p>
          </table:table-cell>
          <table:table-cell table:formula="of:=RIGHT([.C76];LEN([.C76])-18)" office:value-type="string" office:string-value="Piani Urbani Integrati " calcext:value-type="string">
            <text:p>Piani Urbani Integrati </text:p>
          </table:table-cell>
        </table:table-row>
        <table:table-row table:style-name="ro11">
          <table:table-cell office:value-type="string" calcext:value-type="string">
            <text:p>M6C2</text:p>
          </table:table-cell>
          <table:table-cell/>
          <table:table-cell office:value-type="string" calcext:value-type="string">
            <text:p>Investimento 2.2: Sviluppo delle competenze tecnico-professionali, digitali e manageriali del personale del sistema sanitario</text:p>
          </table:table-cell>
          <table:table-cell office:value-type="float" office:value="740" calcext:value-type="float">
            <text:p>740</text:p>
          </table:table-cell>
          <table:table-cell table:formula="of:=RIGHT(LEFT([.C77];16);3)" office:value-type="string" office:string-value="2.2" calcext:value-type="string">
            <text:p>2.2</text:p>
          </table:table-cell>
          <table:table-cell table:formula="of:=RIGHT([.C77];LEN([.C77])-18)" office:value-type="string" office:string-value="Sviluppo delle competenze tecnico-professionali, digitali e manageriali del personale del sistema sanitario" calcext:value-type="string">
            <text:p>Sviluppo delle competenze tecnico-professionali, digitali e manageriali del personale del sistema sanitario</text:p>
          </table:table-cell>
        </table:table-row>
        <table:table-row table:style-name="ro6">
          <table:table-cell office:value-type="string" calcext:value-type="string">
            <text:p>M1C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nvestimento 2.2: Tutela e valorizzazione dell'architettura e del paesaggio rurale</text:p>
          </table:table-cell>
          <table:table-cell office:value-type="float" office:value="600" calcext:value-type="float">
            <text:p>600</text:p>
          </table:table-cell>
          <table:table-cell table:formula="of:=RIGHT(LEFT([.C78];16);3)" office:value-type="string" office:string-value="2.2" calcext:value-type="string">
            <text:p>2.2</text:p>
          </table:table-cell>
          <table:table-cell table:formula="of:=RIGHT([.C78];LEN([.C78])-18)" office:value-type="string" office:string-value="Tutela e valorizzazione dell'architettura e del paesaggio rurale" calcext:value-type="string">
            <text:p>Tutela e valorizzazione dell'architettura e del paesaggio rurale</text:p>
          </table:table-cell>
        </table:table-row>
        <table:table-row table:style-name="ro4">
          <table:table-cell office:value-type="string" calcext:value-type="string">
            <text:p>M1C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nvestimento 2.3: Competenze e capacità amministrativa</text:p>
          </table:table-cell>
          <table:table-cell office:value-type="float" office:value="490" calcext:value-type="float">
            <text:p>490</text:p>
          </table:table-cell>
          <table:table-cell table:formula="of:=RIGHT(LEFT([.C79];16);3)" office:value-type="string" office:string-value="2.3" calcext:value-type="string">
            <text:p>2.3</text:p>
          </table:table-cell>
          <table:table-cell table:formula="of:=RIGHT([.C79];LEN([.C79])-18)" office:value-type="string" office:string-value="Competenze e capacità amministrativa" calcext:value-type="string">
            <text:p>Competenze e capacità amministrativa</text:p>
          </table:table-cell>
        </table:table-row>
        <table:table-row table:style-name="ro6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2.3: Innovazione e meccanizzazione nel settore agricolo ed alimentare</text:p>
          </table:table-cell>
          <table:table-cell office:value-type="float" office:value="500" calcext:value-type="float">
            <text:p>500</text:p>
          </table:table-cell>
          <table:table-cell table:formula="of:=RIGHT(LEFT([.C80];16);3)" office:value-type="string" office:string-value="2.3" calcext:value-type="string">
            <text:p>2.3</text:p>
          </table:table-cell>
          <table:table-cell table:formula="of:=RIGHT([.C80];LEN([.C80])-18)" office:value-type="string" office:string-value="Innovazione e meccanizzazione nel settore agricolo ed alimentare" calcext:value-type="string">
            <text:p>Innovazione e meccanizzazione nel settore agricolo ed alimentare</text:p>
          </table:table-cell>
        </table:table-row>
        <table:table-row table:style-name="ro11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2.3: Potenziamento ed estensione tematica e territoriale dei centri di trasferimento tecnologico per segmenti di industria</text:p>
          </table:table-cell>
          <table:table-cell office:value-type="float" office:value="350" calcext:value-type="float">
            <text:p>350</text:p>
          </table:table-cell>
          <table:table-cell table:formula="of:=RIGHT(LEFT([.C81];16);3)" office:value-type="string" office:string-value="2.3" calcext:value-type="string">
            <text:p>2.3</text:p>
          </table:table-cell>
          <table:table-cell table:formula="of:=RIGHT([.C81];LEN([.C81])-18)" office:value-type="string" office:string-value="Potenziamento ed estensione tematica e territoriale dei centri di trasferimento tecnologico per segmenti di industria" calcext:value-type="string">
            <text:p>Potenziamento ed estensione tematica e territoriale dei centri di trasferimento tecnologico per segmenti di industria</text:p>
          </table:table-cell>
        </table:table-row>
        <table:table-row table:style-name="ro5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2.3: Programma innovativo della qualità dell’abitare </text:p>
          </table:table-cell>
          <table:table-cell office:value-type="float" office:value="2800" calcext:value-type="float">
            <text:p>2800</text:p>
          </table:table-cell>
          <table:table-cell table:formula="of:=RIGHT(LEFT([.C82];16);3)" office:value-type="string" office:string-value="2.3" calcext:value-type="string">
            <text:p>2.3</text:p>
          </table:table-cell>
          <table:table-cell table:formula="of:=RIGHT([.C82];LEN([.C82])-18)" office:value-type="string" office:string-value="Programma innovativo della qualità dell’abitare " calcext:value-type="string">
            <text:p>Programma innovativo della qualità dell’abitare </text:p>
          </table:table-cell>
        </table:table-row>
        <table:table-row table:style-name="ro7">
          <table:table-cell office:value-type="string" calcext:value-type="string">
            <text:p>M1C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nvestimento 2.3: Programmi per valorizzare l'identità di luoghi: parchi e giardini storici </text:p>
          </table:table-cell>
          <table:table-cell office:value-type="float" office:value="300" calcext:value-type="float">
            <text:p>300</text:p>
          </table:table-cell>
          <table:table-cell table:formula="of:=RIGHT(LEFT([.C83];16);3)" office:value-type="string" office:string-value="2.3" calcext:value-type="string">
            <text:p>2.3</text:p>
          </table:table-cell>
          <table:table-cell table:formula="of:=RIGHT([.C83];LEN([.C83])-18)" office:value-type="string" office:string-value="Programmi per valorizzare l'identità di luoghi: parchi e giardini storici " calcext:value-type="string">
            <text:p>Programmi per valorizzare l'identità di luoghi: parchi e giardini storici </text:p>
          </table:table-cell>
        </table:table-row>
        <table:table-row table:style-name="ro12">
          <table:table-cell office:value-type="string" calcext:value-type="string">
            <text:p>M1C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nvestimento 2.4: Sicurezza sismica nei luoghi di culto, restauro del patrimonio culturale del Fondo Edifici di Culto e siti di ricovero per le opere d’arte (Recovery Art)</text:p>
          </table:table-cell>
          <table:table-cell office:value-type="float" office:value="800" calcext:value-type="float">
            <text:p>800</text:p>
          </table:table-cell>
          <table:table-cell table:formula="of:=RIGHT(LEFT([.C84];16);3)" office:value-type="string" office:string-value="2.4" calcext:value-type="string">
            <text:p>2.4</text:p>
          </table:table-cell>
          <table:table-cell table:formula="of:=RIGHT([.C84];LEN([.C84])-18)" office:value-type="string" office:string-value="Sicurezza sismica nei luoghi di culto, restauro del patrimonio culturale del Fondo Edifici di Culto e siti di ricovero per le opere d’arte (Recovery Art)" calcext:value-type="string">
            <text:p>Sicurezza sismica nei luoghi di culto, restauro del patrimonio culturale del Fondo Edifici di Culto e siti di ricovero per le opere d’arte (Recovery Art)</text:p>
          </table:table-cell>
        </table:table-row>
        <table:table-row table:style-name="ro8">
          <table:table-cell office:value-type="string" calcext:value-type="string">
            <text:p>M5C3</text:p>
          </table:table-cell>
          <table:table-cell/>
          <table:table-cell office:value-type="string" calcext:value-type="string">
            <text:p>Investimento 3.0: Interventi socio-educativi strutturati per combattere la povertà educativa nel Mezzogiorno a sostegno del Terzo Settore</text:p>
          </table:table-cell>
          <table:table-cell office:value-type="float" office:value="220" calcext:value-type="float">
            <text:p>220</text:p>
          </table:table-cell>
          <table:table-cell table:formula="of:=RIGHT(LEFT([.C85];16);3)" office:value-type="string" office:string-value="3.0" calcext:value-type="string">
            <text:p>3.0</text:p>
          </table:table-cell>
          <table:table-cell table:formula="of:=RIGHT([.C85];LEN([.C85])-18)" office:value-type="string" office:string-value="Interventi socio-educativi strutturati per combattere la povertà educativa nel Mezzogiorno a sostegno del Terzo Settore" calcext:value-type="string">
            <text:p>Interventi socio-educativi strutturati per combattere la povertà educativa nel Mezzogiorno a sostegno del Terzo Settore</text:p>
          </table:table-cell>
        </table:table-row>
        <table:table-row table:style-name="ro2">
          <table:table-cell office:value-type="string" calcext:value-type="string">
            <text:p>M1C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Investimento 3.0: Reti ultraveloci </text:p>
          </table:table-cell>
          <table:table-cell office:value-type="float" office:value="6310" calcext:value-type="float">
            <text:p>6310</text:p>
          </table:table-cell>
          <table:table-cell table:formula="of:=RIGHT(LEFT([.C86];16);3)" office:value-type="string" office:string-value="3.0" calcext:value-type="string">
            <text:p>3.0</text:p>
          </table:table-cell>
          <table:table-cell table:formula="of:=RIGHT([.C86];LEN([.C86])-18)" office:value-type="string" office:string-value="Reti ultraveloci " calcext:value-type="string">
            <text:p>Reti ultraveloci </text:p>
          </table:table-cell>
        </table:table-row>
        <table:table-row table:style-name="ro9">
          <table:table-cell office:value-type="string" calcext:value-type="string">
            <text:p>M6C1</text:p>
          </table:table-cell>
          <table:table-cell/>
          <table:table-cell office:value-type="string" calcext:value-type="string">
            <text:p>Investimento 3.0: Sviluppo delle cure intermedie </text:p>
          </table:table-cell>
          <table:table-cell office:value-type="float" office:value="1000" calcext:value-type="float">
            <text:p>1000</text:p>
          </table:table-cell>
          <table:table-cell table:formula="of:=RIGHT(LEFT([.C87];16);3)" office:value-type="string" office:string-value="3.0" calcext:value-type="string">
            <text:p>3.0</text:p>
          </table:table-cell>
          <table:table-cell table:formula="of:=RIGHT([.C87];LEN([.C87])-18)" office:value-type="string" office:string-value="Sviluppo delle cure intermedie " calcext:value-type="string">
            <text:p>Sviluppo delle cure intermedie </text:p>
          </table:table-cell>
        </table:table-row>
        <table:table-row table:style-name="ro9">
          <table:table-cell office:value-type="string" calcext:value-type="string">
            <text:p>M5C2</text:p>
          </table:table-cell>
          <table:table-cell/>
          <table:table-cell office:value-type="string" calcext:value-type="string">
            <text:p>Investimento 3.1 Sport e inclusione sociale</text:p>
          </table:table-cell>
          <table:table-cell office:value-type="float" office:value="700" calcext:value-type="float">
            <text:p>700</text:p>
          </table:table-cell>
          <table:table-cell table:formula="of:=RIGHT(LEFT([.C88];16);3)" office:value-type="string" office:string-value="3.1" calcext:value-type="string">
            <text:p>3.1</text:p>
          </table:table-cell>
          <table:table-cell table:formula="of:=RIGHT([.C88];LEN([.C88])-18)" office:value-type="string" office:string-value="port e inclusione sociale" calcext:value-type="string">
            <text:p>port e inclusione sociale</text:p>
          </table:table-cell>
        </table:table-row>
        <table:table-row table:style-name="ro10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3.1: Fondo per la realizzazione di un sistema integrato di infrastrutture di ricerca e innovazione </text:p>
          </table:table-cell>
          <table:table-cell office:value-type="float" office:value="1580" calcext:value-type="float">
            <text:p>1580</text:p>
          </table:table-cell>
          <table:table-cell table:formula="of:=RIGHT(LEFT([.C89];16);3)" office:value-type="string" office:string-value="3.1" calcext:value-type="string">
            <text:p>3.1</text:p>
          </table:table-cell>
          <table:table-cell table:formula="of:=RIGHT([.C89];LEN([.C89])-18)" office:value-type="string" office:string-value="Fondo per la realizzazione di un sistema integrato di infrastrutture di ricerca e innovazione " calcext:value-type="string">
            <text:p>Fondo per la realizzazione di un sistema integrato di infrastrutture di ricerca e innovazione </text:p>
          </table:table-cell>
        </table:table-row>
        <table:table-row table:style-name="ro13">
          <table:table-cell office:value-type="string" calcext:value-type="string">
            <text:p>M1C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Investimento 3.1: Investimento in capitale umano per rafforzare l’Ufficio del processo e superare le disparità tra tribunali</text:p>
          </table:table-cell>
          <table:table-cell office:value-type="float" office:value="2300" calcext:value-type="float">
            <text:p>2300</text:p>
          </table:table-cell>
          <table:table-cell table:formula="of:=RIGHT(LEFT([.C90];16);3)" office:value-type="string" office:string-value="3.1" calcext:value-type="string">
            <text:p>3.1</text:p>
          </table:table-cell>
          <table:table-cell table:formula="of:=RIGHT([.C90];LEN([.C90])-18)" office:value-type="string" office:string-value="Investimento in capitale umano per rafforzare l’Ufficio del processo e superare le disparità tra tribunali" calcext:value-type="string">
            <text:p>Investimento in capitale umano per rafforzare l’Ufficio del processo e superare le disparità tra tribunali</text:p>
          </table:table-cell>
        </table:table-row>
        <table:table-row table:style-name="ro2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3.1: Isole verdi </text:p>
          </table:table-cell>
          <table:table-cell office:value-type="float" office:value="200" calcext:value-type="float">
            <text:p>200</text:p>
          </table:table-cell>
          <table:table-cell table:formula="of:=RIGHT(LEFT([.C91];16);3)" office:value-type="string" office:string-value="3.1" calcext:value-type="string">
            <text:p>3.1</text:p>
          </table:table-cell>
          <table:table-cell table:formula="of:=RIGHT([.C91];LEN([.C91])-18)" office:value-type="string" office:string-value="Isole verdi " calcext:value-type="string">
            <text:p>Isole verdi </text:p>
          </table:table-cell>
        </table:table-row>
        <table:table-row table:style-name="ro4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3.1: Nuove competenze e nuovi linguaggi</text:p>
          </table:table-cell>
          <table:table-cell office:value-type="float" office:value="1100" calcext:value-type="float">
            <text:p>1100</text:p>
          </table:table-cell>
          <table:table-cell table:formula="of:=RIGHT(LEFT([.C92];16);3)" office:value-type="string" office:string-value="3.1" calcext:value-type="string">
            <text:p>3.1</text:p>
          </table:table-cell>
          <table:table-cell table:formula="of:=RIGHT([.C92];LEN([.C92])-18)" office:value-type="string" office:string-value="Nuove competenze e nuovi linguaggi" calcext:value-type="string">
            <text:p>Nuove competenze e nuovi linguaggi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3.1: Produzione in aree industriali dismesse </text:p>
          </table:table-cell>
          <table:table-cell office:value-type="float" office:value="500" calcext:value-type="float">
            <text:p>500</text:p>
          </table:table-cell>
          <table:table-cell table:formula="of:=RIGHT(LEFT([.C93];16);3)" office:value-type="string" office:string-value="3.1" calcext:value-type="string">
            <text:p>3.1</text:p>
          </table:table-cell>
          <table:table-cell table:formula="of:=RIGHT([.C93];LEN([.C93])-18)" office:value-type="string" office:string-value="Produzione in aree industriali dismesse " calcext:value-type="string">
            <text:p>Produzione in aree industriali dismesse </text:p>
          </table:table-cell>
        </table:table-row>
        <table:table-row table:style-name="ro4">
          <table:table-cell office:value-type="string" calcext:value-type="string">
            <text:p>M2C3</text:p>
          </table:table-cell>
          <table:table-cell/>
          <table:table-cell office:value-type="string" calcext:value-type="string">
            <text:p>Investimento 3.1: Sviluppo di sistemi di teleriscaldamento</text:p>
          </table:table-cell>
          <table:table-cell office:value-type="float" office:value="200" calcext:value-type="float">
            <text:p>200</text:p>
          </table:table-cell>
          <table:table-cell table:formula="of:=RIGHT(LEFT([.C94];16);3)" office:value-type="string" office:string-value="3.1" calcext:value-type="string">
            <text:p>3.1</text:p>
          </table:table-cell>
          <table:table-cell table:formula="of:=RIGHT([.C94];LEN([.C94])-18)" office:value-type="string" office:string-value="Sviluppo di sistemi di teleriscaldamento" calcext:value-type="string">
            <text:p>Sviluppo di sistemi di teleriscaldamento</text:p>
          </table:table-cell>
        </table:table-row>
        <table:table-row table:style-name="ro5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3.1: Tutela e valorizzazione del verde urbano ed extraurbano</text:p>
          </table:table-cell>
          <table:table-cell office:value-type="float" office:value="330" calcext:value-type="float">
            <text:p>330</text:p>
          </table:table-cell>
          <table:table-cell table:formula="of:=RIGHT(LEFT([.C95];16);3)" office:value-type="string" office:string-value="3.1" calcext:value-type="string">
            <text:p>3.1</text:p>
          </table:table-cell>
          <table:table-cell table:formula="of:=RIGHT([.C95];LEN([.C95])-18)" office:value-type="string" office:string-value="Tutela e valorizzazione del verde urbano ed extraurbano" calcext:value-type="string">
            <text:p>Tutela e valorizzazione del verde urbano ed extraurbano</text:p>
          </table:table-cell>
        </table:table-row>
        <table:table-row table:style-name="ro10">
          <table:table-cell office:value-type="string" calcext:value-type="string">
            <text:p>M1C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vestimento 3.2: Capacity building per gli operatori della cultura per gestire la transizione digitale e verde</text:p>
          </table:table-cell>
          <table:table-cell office:value-type="float" office:value="160" calcext:value-type="float">
            <text:p>160</text:p>
          </table:table-cell>
          <table:table-cell table:formula="of:=RIGHT(LEFT([.C96];16);3)" office:value-type="string" office:string-value="3.2" calcext:value-type="string">
            <text:p>3.2</text:p>
          </table:table-cell>
          <table:table-cell table:formula="of:=RIGHT([.C96];LEN([.C96])-18)" office:value-type="string" office:string-value="Capacity building per gli operatori della cultura per gestire la transizione digitale e verde" calcext:value-type="string">
            <text:p>Capacity building per gli operatori della cultura per gestire la transizione digitale e verde</text:p>
          </table:table-cell>
        </table:table-row>
        <table:table-row table:style-name="ro4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3.2: Digitalizzazione dei parchi nazionali</text:p>
          </table:table-cell>
          <table:table-cell office:value-type="float" office:value="100" calcext:value-type="float">
            <text:p>100</text:p>
          </table:table-cell>
          <table:table-cell table:formula="of:=RIGHT(LEFT([.C97];16);3)" office:value-type="string" office:string-value="3.2" calcext:value-type="string">
            <text:p>3.2</text:p>
          </table:table-cell>
          <table:table-cell table:formula="of:=RIGHT([.C97];LEN([.C97])-18)" office:value-type="string" office:string-value="Digitalizzazione dei parchi nazionali" calcext:value-type="string">
            <text:p>Digitalizzazione dei parchi nazionali</text:p>
          </table:table-cell>
        </table:table-row>
        <table:table-row table:style-name="ro9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3.2: Finanziamento di start-up </text:p>
          </table:table-cell>
          <table:table-cell office:value-type="float" office:value="300" calcext:value-type="float">
            <text:p>300</text:p>
          </table:table-cell>
          <table:table-cell table:formula="of:=RIGHT(LEFT([.C98];16);3)" office:value-type="string" office:string-value="3.2" calcext:value-type="string">
            <text:p>3.2</text:p>
          </table:table-cell>
          <table:table-cell table:formula="of:=RIGHT([.C98];LEN([.C98])-18)" office:value-type="string" office:string-value="Finanziamento di start-up " calcext:value-type="string">
            <text:p>Finanziamento di start-up </text:p>
          </table:table-cell>
        </table:table-row>
        <table:table-row table:style-name="ro2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3.2: Green communities </text:p>
          </table:table-cell>
          <table:table-cell office:value-type="float" office:value="140" calcext:value-type="float">
            <text:p>140</text:p>
          </table:table-cell>
          <table:table-cell table:formula="of:=RIGHT(LEFT([.C99];16);3)" office:value-type="string" office:string-value="3.2" calcext:value-type="string">
            <text:p>3.2</text:p>
          </table:table-cell>
          <table:table-cell table:formula="of:=RIGHT([.C99];LEN([.C99])-18)" office:value-type="string" office:string-value="Green communities " calcext:value-type="string">
            <text:p>Green communities </text:p>
          </table:table-cell>
        </table:table-row>
        <table:table-row table:style-name="ro7">
          <table:table-cell office:value-type="string" calcext:value-type="string">
            <text:p>M1C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Investimento 3.2: Rafforzamento dell’Ufficio del processo per la Giustizia amministrativa</text:p>
          </table:table-cell>
          <table:table-cell office:value-type="float" office:value="40" calcext:value-type="float">
            <text:p>40</text:p>
          </table:table-cell>
          <table:table-cell table:formula="of:=RIGHT(LEFT([.C100];16);3)" office:value-type="string" office:string-value="3.2" calcext:value-type="string">
            <text:p>3.2</text:p>
          </table:table-cell>
          <table:table-cell table:formula="of:=RIGHT([.C100];LEN([.C100])-18)" office:value-type="string" office:string-value="Rafforzamento dell’Ufficio del processo per la Giustizia amministrativa" calcext:value-type="string">
            <text:p>Rafforzamento dell’Ufficio del processo per la Giustizia amministrativa</text:p>
          </table:table-cell>
        </table:table-row>
        <table:table-row table:style-name="ro6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3.2: Scuola 4.0 -scuole innovative, nuove aule didattiche e laboratori</text:p>
          </table:table-cell>
          <table:table-cell office:value-type="float" office:value="2100" calcext:value-type="float">
            <text:p>2100</text:p>
          </table:table-cell>
          <table:table-cell table:formula="of:=RIGHT(LEFT([.C101];16);3)" office:value-type="string" office:string-value="3.2" calcext:value-type="string">
            <text:p>3.2</text:p>
          </table:table-cell>
          <table:table-cell table:formula="of:=RIGHT([.C101];LEN([.C101])-18)" office:value-type="string" office:string-value="Scuola 4.0 -scuole innovative, nuove aule didattiche e laboratori" calcext:value-type="string">
            <text:p>Scuola 4.0 -scuole innovative, nuove aule didattiche e laboratori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3.2: Utilizzo dell'idrogeno in settori hard-to-abate</text:p>
          </table:table-cell>
          <table:table-cell office:value-type="float" office:value="2000" calcext:value-type="float">
            <text:p>2000</text:p>
          </table:table-cell>
          <table:table-cell table:formula="of:=RIGHT(LEFT([.C102];16);3)" office:value-type="string" office:string-value="3.2" calcext:value-type="string">
            <text:p>3.2</text:p>
          </table:table-cell>
          <table:table-cell table:formula="of:=RIGHT([.C102];LEN([.C102])-18)" office:value-type="string" office:string-value="Utilizzo dell'idrogeno in settori hard-to-abate" calcext:value-type="string">
            <text:p>Utilizzo dell'idrogeno in settori hard-to-abate</text:p>
          </table:table-cell>
        </table:table-row>
        <table:table-row table:style-name="ro5">
          <table:table-cell office:value-type="string" calcext:value-type="string">
            <text:p>M2C1</text:p>
          </table:table-cell>
          <table:table-cell/>
          <table:table-cell office:value-type="string" calcext:value-type="string">
            <text:p>Investimento 3.3: Cultura e consapevolezza su temi e sfide ambientali </text:p>
          </table:table-cell>
          <table:table-cell office:value-type="float" office:value="30" calcext:value-type="float">
            <text:p>30</text:p>
          </table:table-cell>
          <table:table-cell table:formula="of:=RIGHT(LEFT([.C103];16);3)" office:value-type="string" office:string-value="3.3" calcext:value-type="string">
            <text:p>3.3</text:p>
          </table:table-cell>
          <table:table-cell table:formula="of:=RIGHT([.C103];LEN([.C103])-18)" office:value-type="string" office:string-value="Cultura e consapevolezza su temi e sfide ambientali " calcext:value-type="string">
            <text:p>Cultura e consapevolezza su temi e sfide ambientali </text:p>
          </table:table-cell>
        </table:table-row>
        <table:table-row table:style-name="ro12">
          <table:table-cell office:value-type="string" calcext:value-type="string">
            <text:p>M4C2</text:p>
          </table:table-cell>
          <table:table-cell/>
          <table:table-cell office:value-type="string" calcext:value-type="string">
            <text:p>Investimento 3.3: Introduzione di dottorati innovativi che rispondono ai fabbisogni di innovazione delle imprese e promuovono l’assunzione dei ricercatori dalle imprese</text:p>
          </table:table-cell>
          <table:table-cell office:value-type="float" office:value="600" calcext:value-type="float">
            <text:p>600</text:p>
          </table:table-cell>
          <table:table-cell table:formula="of:=RIGHT(LEFT([.C104];16);3)" office:value-type="string" office:string-value="3.3" calcext:value-type="string">
            <text:p>3.3</text:p>
          </table:table-cell>
          <table:table-cell table:formula="of:=RIGHT([.C104];LEN([.C104])-18)" office:value-type="string" office:string-value="Introduzione di dottorati innovativi che rispondono ai fabbisogni di innovazione delle imprese e promuovono l’assunzione dei ricercatori dalle imprese" calcext:value-type="string">
            <text:p>Introduzione di dottorati innovativi che rispondono ai fabbisogni di innovazione delle imprese e promuovono l’assunzione dei ricercatori dalle imprese</text:p>
          </table:table-cell>
        </table:table-row>
        <table:table-row table:style-name="ro7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3.3: Piano di messa in sicurezza e riqualificazione dell’edilizia scolastica</text:p>
          </table:table-cell>
          <table:table-cell office:value-type="float" office:value="3900" calcext:value-type="float">
            <text:p>3900</text:p>
          </table:table-cell>
          <table:table-cell table:formula="of:=RIGHT(LEFT([.C105];16);3)" office:value-type="string" office:string-value="3.3" calcext:value-type="string">
            <text:p>3.3</text:p>
          </table:table-cell>
          <table:table-cell table:formula="of:=RIGHT([.C105];LEN([.C105])-18)" office:value-type="string" office:string-value="Piano di messa in sicurezza e riqualificazione dell’edilizia scolastica" calcext:value-type="string">
            <text:p>Piano di messa in sicurezza e riqualificazione dell’edilizia scolastica</text:p>
          </table:table-cell>
        </table:table-row>
        <table:table-row table:style-name="ro4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3.3: Rinaturazione dell’area del Po</text:p>
          </table:table-cell>
          <table:table-cell office:value-type="float" office:value="360" calcext:value-type="float">
            <text:p>360</text:p>
          </table:table-cell>
          <table:table-cell table:formula="of:=RIGHT(LEFT([.C106];16);3)" office:value-type="string" office:string-value="3.3" calcext:value-type="string">
            <text:p>3.3</text:p>
          </table:table-cell>
          <table:table-cell table:formula="of:=RIGHT([.C106];LEN([.C106])-18)" office:value-type="string" office:string-value="Rinaturazione dell’area del Po" calcext:value-type="string">
            <text:p>Rinaturazione dell’area del Po</text:p>
          </table:table-cell>
        </table:table-row>
        <table:table-row table:style-name="ro5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3.3: Sperimentazione dell'idrogeno per il trasporto stradale</text:p>
          </table:table-cell>
          <table:table-cell office:value-type="float" office:value="230" calcext:value-type="float">
            <text:p>230</text:p>
          </table:table-cell>
          <table:table-cell table:formula="of:=RIGHT(LEFT([.C107];16);3)" office:value-type="string" office:string-value="3.3" calcext:value-type="string">
            <text:p>3.3</text:p>
          </table:table-cell>
          <table:table-cell table:formula="of:=RIGHT([.C107];LEN([.C107])-18)" office:value-type="string" office:string-value="Sperimentazione dell'idrogeno per il trasporto stradale" calcext:value-type="string">
            <text:p>Sperimentazione dell'idrogeno per il trasporto stradale</text:p>
          </table:table-cell>
        </table:table-row>
        <table:table-row table:style-name="ro2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3.4: Bonifica dei siti orfani</text:p>
          </table:table-cell>
          <table:table-cell office:value-type="float" office:value="500" calcext:value-type="float">
            <text:p>500</text:p>
          </table:table-cell>
          <table:table-cell table:formula="of:=RIGHT(LEFT([.C108];16);3)" office:value-type="string" office:string-value="3.4" calcext:value-type="string">
            <text:p>3.4</text:p>
          </table:table-cell>
          <table:table-cell table:formula="of:=RIGHT([.C108];LEN([.C108])-18)" office:value-type="string" office:string-value="Bonifica dei siti orfani" calcext:value-type="string">
            <text:p>Bonifica dei siti orfani</text:p>
          </table:table-cell>
        </table:table-row>
        <table:table-row table:style-name="ro4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3.4: Didattica e competenze universitarie avanzate</text:p>
          </table:table-cell>
          <table:table-cell office:value-type="float" office:value="500" calcext:value-type="float">
            <text:p>500</text:p>
          </table:table-cell>
          <table:table-cell table:formula="of:=RIGHT(LEFT([.C109];16);3)" office:value-type="string" office:string-value="3.4" calcext:value-type="string">
            <text:p>3.4</text:p>
          </table:table-cell>
          <table:table-cell table:formula="of:=RIGHT([.C109];LEN([.C109])-18)" office:value-type="string" office:string-value="Didattica e competenze universitarie avanzate" calcext:value-type="string">
            <text:p>Didattica e competenze universitarie avanzate</text:p>
          </table:table-cell>
        </table:table-row>
        <table:table-row table:style-name="ro5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3.4: Sperimentazione dell'idrogeno per il trasporto ferroviario</text:p>
          </table:table-cell>
          <table:table-cell office:value-type="float" office:value="300" calcext:value-type="float">
            <text:p>300</text:p>
          </table:table-cell>
          <table:table-cell table:formula="of:=RIGHT(LEFT([.C110];16);3)" office:value-type="string" office:string-value="3.4" calcext:value-type="string">
            <text:p>3.4</text:p>
          </table:table-cell>
          <table:table-cell table:formula="of:=RIGHT([.C110];LEN([.C110])-18)" office:value-type="string" office:string-value="Sperimentazione dell'idrogeno per il trasporto ferroviario" calcext:value-type="string">
            <text:p>Sperimentazione dell'idrogeno per il trasporto ferroviario</text:p>
          </table:table-cell>
        </table:table-row>
        <table:table-row table:style-name="ro9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3.5: Ricerca e sviluppo sull'idrogeno</text:p>
          </table:table-cell>
          <table:table-cell office:value-type="float" office:value="160" calcext:value-type="float">
            <text:p>160</text:p>
          </table:table-cell>
          <table:table-cell table:formula="of:=RIGHT(LEFT([.C111];16);3)" office:value-type="string" office:string-value="3.5" calcext:value-type="string">
            <text:p>3.5</text:p>
          </table:table-cell>
          <table:table-cell table:formula="of:=RIGHT([.C111];LEN([.C111])-18)" office:value-type="string" office:string-value="Ricerca e sviluppo sull'idrogeno" calcext:value-type="string">
            <text:p>Ricerca e sviluppo sull'idrogeno</text:p>
          </table:table-cell>
        </table:table-row>
        <table:table-row table:style-name="ro5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3.5: Ripristino e tutela dei fondali e degli habitat marini</text:p>
          </table:table-cell>
          <table:table-cell office:value-type="float" office:value="400" calcext:value-type="float">
            <text:p>400</text:p>
          </table:table-cell>
          <table:table-cell table:formula="of:=RIGHT(LEFT([.C112];16);3)" office:value-type="string" office:string-value="3.5" calcext:value-type="string">
            <text:p>3.5</text:p>
          </table:table-cell>
          <table:table-cell table:formula="of:=RIGHT([.C112];LEN([.C112])-18)" office:value-type="string" office:string-value="Ripristino e tutela dei fondali e degli habitat marini" calcext:value-type="string">
            <text:p>Ripristino e tutela dei fondali e degli habitat marini</text:p>
          </table:table-cell>
        </table:table-row>
        <table:table-row table:style-name="ro5">
          <table:table-cell office:value-type="string" calcext:value-type="string">
            <text:p>M5C3</text:p>
          </table:table-cell>
          <table:table-cell/>
          <table:table-cell office:value-type="string" calcext:value-type="string">
            <text:p>Investimento 4.0: Interventi per Zone Economiche Speciali (ZES) </text:p>
          </table:table-cell>
          <table:table-cell office:value-type="float" office:value="630" calcext:value-type="float">
            <text:p>630</text:p>
          </table:table-cell>
          <table:table-cell table:formula="of:=RIGHT(LEFT([.C113];16);3)" office:value-type="string" office:string-value="4.0" calcext:value-type="string">
            <text:p>4.0</text:p>
          </table:table-cell>
          <table:table-cell table:formula="of:=RIGHT([.C113];LEN([.C113])-18)" office:value-type="string" office:string-value="Interventi per Zone Economiche Speciali (ZES) " calcext:value-type="string">
            <text:p>Interventi per Zone Economiche Speciali (ZES) </text:p>
          </table:table-cell>
        </table:table-row>
        <table:table-row table:style-name="ro5">
          <table:table-cell office:value-type="string" calcext:value-type="string">
            <text:p>M1C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Investimento 4.0: Tecnologie satellitari ed economia spaziale </text:p>
          </table:table-cell>
          <table:table-cell office:value-type="float" office:value="1290" calcext:value-type="float">
            <text:p>1290</text:p>
          </table:table-cell>
          <table:table-cell table:formula="of:=RIGHT(LEFT([.C114];16);3)" office:value-type="string" office:string-value="4.0" calcext:value-type="string">
            <text:p>4.0</text:p>
          </table:table-cell>
          <table:table-cell table:formula="of:=RIGHT([.C114];LEN([.C114])-18)" office:value-type="string" office:string-value="Tecnologie satellitari ed economia spaziale " calcext:value-type="string">
            <text:p>Tecnologie satellitari ed economia spaziale </text:p>
          </table:table-cell>
        </table:table-row>
        <table:table-row table:style-name="ro14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Investimento 4.1: Estensione del numero di dottorati di ricerca e dottorati innovativi per la Pubblica Amministrazione e il patrimonio culturale</text:p>
          </table:table-cell>
          <table:table-cell office:value-type="float" office:value="430" calcext:value-type="float">
            <text:p>430</text:p>
          </table:table-cell>
          <table:table-cell table:formula="of:=RIGHT(LEFT([.C115];16);3)" office:value-type="string" office:string-value="4.1" calcext:value-type="string">
            <text:p>4.1</text:p>
          </table:table-cell>
          <table:table-cell table:formula="of:=RIGHT([.C115];LEN([.C115])-18)" office:value-type="string" office:string-value="Estensione del numero di dottorati di ricerca e dottorati innovativi per la Pubblica Amministrazione e il patrimonio culturale" calcext:value-type="string">
            <text:p>Estensione del numero di dottorati di ricerca e dottorati innovativi per la Pubblica Amministrazione e il patrimonio culturale</text:p>
          </table:table-cell>
        </table:table-row>
        <table:table-row table:style-name="ro9">
          <table:table-cell office:value-type="string" calcext:value-type="string">
            <text:p>M1C3</text:p>
          </table:table-cell>
          <table:table-cell/>
          <table:table-cell office:value-type="string" calcext:value-type="string">
            <text:p>Investimento 4.1: Hub del turismo digitale</text:p>
          </table:table-cell>
          <table:table-cell office:value-type="float" office:value="100" calcext:value-type="float">
            <text:p>100</text:p>
          </table:table-cell>
          <table:table-cell table:formula="of:=RIGHT(LEFT([.C116];16);3)" office:value-type="string" office:string-value="4.1" calcext:value-type="string">
            <text:p>4.1</text:p>
          </table:table-cell>
          <table:table-cell table:formula="of:=RIGHT([.C116];LEN([.C116])-18)" office:value-type="string" office:string-value="Hub del turismo digitale" calcext:value-type="string">
            <text:p>Hub del turismo digitale</text:p>
          </table:table-cell>
        </table:table-row>
        <table:table-row table:style-name="ro13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4.1: Investimenti in infrastrutture idriche primarie per la sicurezza dell'approvvigionamento idrico</text:p>
          </table:table-cell>
          <table:table-cell office:value-type="float" office:value="2000" calcext:value-type="float">
            <text:p>2000</text:p>
          </table:table-cell>
          <table:table-cell table:formula="of:=RIGHT(LEFT([.C117];16);3)" office:value-type="string" office:string-value="4.1" calcext:value-type="string">
            <text:p>4.1</text:p>
          </table:table-cell>
          <table:table-cell table:formula="of:=RIGHT([.C117];LEN([.C117])-18)" office:value-type="string" office:string-value="Investimenti in infrastrutture idriche primarie per la sicurezza dell'approvvigionamento idrico" calcext:value-type="string">
            <text:p>Investimenti in infrastrutture idriche primarie per la sicurezza dell'approvvigionamento idrico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4.1: Rafforzamento mobilità ciclistica</text:p>
          </table:table-cell>
          <table:table-cell office:value-type="float" office:value="600" calcext:value-type="float">
            <text:p>600</text:p>
          </table:table-cell>
          <table:table-cell table:formula="of:=RIGHT(LEFT([.C118];16);3)" office:value-type="string" office:string-value="4.1" calcext:value-type="string">
            <text:p>4.1</text:p>
          </table:table-cell>
          <table:table-cell table:formula="of:=RIGHT([.C118];LEN([.C118])-18)" office:value-type="string" office:string-value="Rafforzamento mobilità ciclistica" calcext:value-type="string">
            <text:p>Rafforzamento mobilità ciclistica</text:p>
          </table:table-cell>
        </table:table-row>
        <table:table-row table:style-name="ro5">
          <table:table-cell office:value-type="string" calcext:value-type="string">
            <text:p>M1C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Investimento 4.2: Fondi integrati per la competitività delle imprese turistiche</text:p>
          </table:table-cell>
          <table:table-cell office:value-type="float" office:value="1800" calcext:value-type="float">
            <text:p>1800</text:p>
          </table:table-cell>
          <table:table-cell table:formula="of:=RIGHT(LEFT([.C119];16);3)" office:value-type="string" office:string-value="4.2" calcext:value-type="string">
            <text:p>4.2</text:p>
          </table:table-cell>
          <table:table-cell table:formula="of:=RIGHT([.C119];LEN([.C119])-18)" office:value-type="string" office:string-value="Fondi integrati per la competitività delle imprese turistiche" calcext:value-type="string">
            <text:p>Fondi integrati per la competitività delle imprese turistiche</text:p>
          </table:table-cell>
        </table:table-row>
        <table:table-row table:style-name="ro8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4.2: Riduzione delle perdite nelle reti di distribuzione dell'acqua, compresa la digitalizzazione e il monitoraggio delle reti</text:p>
          </table:table-cell>
          <table:table-cell office:value-type="float" office:value="900" calcext:value-type="float">
            <text:p>900</text:p>
          </table:table-cell>
          <table:table-cell table:formula="of:=RIGHT(LEFT([.C120];16);3)" office:value-type="string" office:string-value="4.2" calcext:value-type="string">
            <text:p>4.2</text:p>
          </table:table-cell>
          <table:table-cell table:formula="of:=RIGHT([.C120];LEN([.C120])-18)" office:value-type="string" office:string-value="Riduzione delle perdite nelle reti di distribuzione dell'acqua, compresa la digitalizzazione e il monitoraggio delle reti" calcext:value-type="string">
            <text:p>Riduzione delle perdite nelle reti di distribuzione dell'acqua, compresa la digitalizzazione e il monitoraggio delle reti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4.2: Sviluppo trasporto rapido di massa</text:p>
          </table:table-cell>
          <table:table-cell office:value-type="float" office:value="3600" calcext:value-type="float">
            <text:p>3600</text:p>
          </table:table-cell>
          <table:table-cell table:formula="of:=RIGHT(LEFT([.C121];16);3)" office:value-type="string" office:string-value="4.2" calcext:value-type="string">
            <text:p>4.2</text:p>
          </table:table-cell>
          <table:table-cell table:formula="of:=RIGHT([.C121];LEN([.C121])-18)" office:value-type="string" office:string-value="Sviluppo trasporto rapido di massa" calcext:value-type="string">
            <text:p>Sviluppo trasporto rapido di massa</text:p>
          </table:table-cell>
        </table:table-row>
        <table:table-row table:style-name="ro6">
          <table:table-cell office:value-type="string" calcext:value-type="string">
            <text:p>M1C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Investimento 4.3: Caput Mundi-Next Generation EU per grandi eventi turistici</text:p>
          </table:table-cell>
          <table:table-cell office:value-type="float" office:value="500" calcext:value-type="float">
            <text:p>500</text:p>
          </table:table-cell>
          <table:table-cell table:formula="of:=RIGHT(LEFT([.C122];16);3)" office:value-type="string" office:string-value="4.3" calcext:value-type="string">
            <text:p>4.3</text:p>
          </table:table-cell>
          <table:table-cell table:formula="of:=RIGHT([.C122];LEN([.C122])-18)" office:value-type="string" office:string-value="Caput Mundi-Next Generation EU per grandi eventi turistici" calcext:value-type="string">
            <text:p>Caput Mundi-Next Generation EU per grandi eventi turistici</text:p>
          </table:table-cell>
        </table:table-row>
        <table:table-row table:style-name="ro13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4.3: Investimenti nella resilienza dell'agrosistema irriguo per una migliore gestione delle risorse idriche</text:p>
          </table:table-cell>
          <table:table-cell office:value-type="float" office:value="880" calcext:value-type="float">
            <text:p>880</text:p>
          </table:table-cell>
          <table:table-cell table:formula="of:=RIGHT(LEFT([.C123];16);3)" office:value-type="string" office:string-value="4.3" calcext:value-type="string">
            <text:p>4.3</text:p>
          </table:table-cell>
          <table:table-cell table:formula="of:=RIGHT([.C123];LEN([.C123])-18)" office:value-type="string" office:string-value="Investimenti nella resilienza dell'agrosistema irriguo per una migliore gestione delle risorse idriche" calcext:value-type="string">
            <text:p>Investimenti nella resilienza dell'agrosistema irriguo per una migliore gestione delle risorse idriche</text:p>
          </table:table-cell>
        </table:table-row>
        <table:table-row table:style-name="ro4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4.3: Sviluppo infrastrutture di ricarica elettrica</text:p>
          </table:table-cell>
          <table:table-cell office:value-type="float" office:value="750" calcext:value-type="float">
            <text:p>750</text:p>
          </table:table-cell>
          <table:table-cell table:formula="of:=RIGHT(LEFT([.C124];16);3)" office:value-type="string" office:string-value="4.3" calcext:value-type="string">
            <text:p>4.3</text:p>
          </table:table-cell>
          <table:table-cell table:formula="of:=RIGHT([.C124];LEN([.C124])-18)" office:value-type="string" office:string-value="Sviluppo infrastrutture di ricarica elettrica" calcext:value-type="string">
            <text:p>Sviluppo infrastrutture di ricarica elettrica</text:p>
          </table:table-cell>
        </table:table-row>
        <table:table-row table:style-name="ro4">
          <table:table-cell office:value-type="string" calcext:value-type="string">
            <text:p>M2C4</text:p>
          </table:table-cell>
          <table:table-cell/>
          <table:table-cell office:value-type="string" calcext:value-type="string">
            <text:p>Investimento 4.4: Investimenti in fognatura e depurazione</text:p>
          </table:table-cell>
          <table:table-cell office:value-type="float" office:value="600" calcext:value-type="float">
            <text:p>600</text:p>
          </table:table-cell>
          <table:table-cell table:formula="of:=RIGHT(LEFT([.C125];16);3)" office:value-type="string" office:string-value="4.4" calcext:value-type="string">
            <text:p>4.4</text:p>
          </table:table-cell>
          <table:table-cell table:formula="of:=RIGHT([.C125];LEN([.C125])-18)" office:value-type="string" office:string-value="Investimenti in fognatura e depurazione" calcext:value-type="string">
            <text:p>Investimenti in fognatura e depurazione</text:p>
          </table:table-cell>
        </table:table-row>
        <table:table-row table:style-name="ro9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4.4: Rinnovo flotte bus e treni verdi</text:p>
          </table:table-cell>
          <table:table-cell office:value-type="float" office:value="3640" calcext:value-type="float">
            <text:p>3640</text:p>
          </table:table-cell>
          <table:table-cell table:formula="of:=RIGHT(LEFT([.C126];16);3)" office:value-type="string" office:string-value="4.4" calcext:value-type="string">
            <text:p>4.4</text:p>
          </table:table-cell>
          <table:table-cell table:formula="of:=RIGHT([.C126];LEN([.C126])-18)" office:value-type="string" office:string-value="Rinnovo flotte bus e treni verdi" calcext:value-type="string">
            <text:p>Rinnovo flotte bus e treni verdi</text:p>
          </table:table-cell>
        </table:table-row>
        <table:table-row table:style-name="ro5">
          <table:table-cell office:value-type="string" calcext:value-type="string">
            <text:p>M1C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Investimento 5.0: Politiche industriali di filiera e internazionalizzazione </text:p>
          </table:table-cell>
          <table:table-cell office:value-type="float" office:value="1950" calcext:value-type="float">
            <text:p>1950</text:p>
          </table:table-cell>
          <table:table-cell table:formula="of:=RIGHT(LEFT([.C127];16);3)" office:value-type="string" office:string-value="5.0" calcext:value-type="string">
            <text:p>5.0</text:p>
          </table:table-cell>
          <table:table-cell table:formula="of:=RIGHT([.C127];LEN([.C127])-18)" office:value-type="string" office:string-value="Politiche industriali di filiera e internazionalizzazione " calcext:value-type="string">
            <text:p>Politiche industriali di filiera e internazionalizzazione </text:p>
          </table:table-cell>
        </table:table-row>
        <table:table-row table:style-name="ro9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5.1: Rinnovabili e batterie</text:p>
          </table:table-cell>
          <table:table-cell office:value-type="float" office:value="1000" calcext:value-type="float">
            <text:p>1000</text:p>
          </table:table-cell>
          <table:table-cell table:formula="of:=RIGHT(LEFT([.C128];16);3)" office:value-type="string" office:string-value="5.1" calcext:value-type="string">
            <text:p>5.1</text:p>
          </table:table-cell>
          <table:table-cell table:formula="of:=RIGHT([.C128];LEN([.C128])-18)" office:value-type="string" office:string-value="Rinnovabili e batterie" calcext:value-type="string">
            <text:p>Rinnovabili e batterie</text:p>
          </table:table-cell>
        </table:table-row>
        <table:table-row table:style-name="ro3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5.2: Idrogeno</text:p>
          </table:table-cell>
          <table:table-cell office:value-type="float" office:value="450" calcext:value-type="float">
            <text:p>450</text:p>
          </table:table-cell>
          <table:table-cell table:formula="of:=RIGHT(LEFT([.C129];16);3)" office:value-type="string" office:string-value="5.2" calcext:value-type="string">
            <text:p>5.2</text:p>
          </table:table-cell>
          <table:table-cell table:formula="of:=RIGHT([.C129];LEN([.C129])-18)" office:value-type="string" office:string-value="Idrogeno" calcext:value-type="string">
            <text:p>Idrogeno</text:p>
          </table:table-cell>
        </table:table-row>
        <table:table-row table:style-name="ro2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5.3: Bus elettrici</text:p>
          </table:table-cell>
          <table:table-cell office:value-type="float" office:value="300" calcext:value-type="float">
            <text:p>300</text:p>
          </table:table-cell>
          <table:table-cell table:formula="of:=RIGHT(LEFT([.C130];16);3)" office:value-type="string" office:string-value="5.3" calcext:value-type="string">
            <text:p>5.3</text:p>
          </table:table-cell>
          <table:table-cell table:formula="of:=RIGHT([.C130];LEN([.C130])-18)" office:value-type="string" office:string-value="Bus elettrici" calcext:value-type="string">
            <text:p>Bus elettrici</text:p>
          </table:table-cell>
        </table:table-row>
        <table:table-row table:style-name="ro6">
          <table:table-cell office:value-type="string" calcext:value-type="string">
            <text:p>M2C2</text:p>
          </table:table-cell>
          <table:table-cell/>
          <table:table-cell office:value-type="string" calcext:value-type="string">
            <text:p>Investimento 5.4: Supporto a start-up e venture capital attivi nella transizione ecologica</text:p>
          </table:table-cell>
          <table:table-cell office:value-type="float" office:value="250" calcext:value-type="float">
            <text:p>250</text:p>
          </table:table-cell>
          <table:table-cell table:formula="of:=RIGHT(LEFT([.C131];16);3)" office:value-type="string" office:string-value="5.4" calcext:value-type="string">
            <text:p>5.4</text:p>
          </table:table-cell>
          <table:table-cell table:formula="of:=RIGHT([.C131];LEN([.C131])-18)" office:value-type="string" office:string-value="Supporto a start-up e venture capital attivi nella transizione ecologica" calcext:value-type="string">
            <text:p>Supporto a start-up e venture capital attivi nella transizione ecologica</text:p>
          </table:table-cell>
        </table:table-row>
        <table:table-row table:style-name="ro2">
          <table:table-cell office:value-type="string" calcext:value-type="string">
            <text:p>M1C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Riforma 2.3: Competenze e carriere</text:p>
          </table:table-cell>
          <table:table-cell office:value-type="float" office:value="20" calcext:value-type="float">
            <text:p>20</text:p>
          </table:table-cell>
          <table:table-cell table:formula="of:=RIGHT(LEFT([.C132];16);3)" office:value-type="string" office:string-value="Com" calcext:value-type="string">
            <text:p>Com</text:p>
          </table:table-cell>
          <table:table-cell table:formula="of:=RIGHT([.C132];LEN([.C132])-18)" office:value-type="string" office:string-value="tenze e carriere" calcext:value-type="string">
            <text:p>tenze e carriere</text:p>
          </table:table-cell>
        </table:table-row>
        <table:table-row table:style-name="ro4">
          <table:table-cell office:value-type="string" calcext:value-type="string">
            <text:p>M1C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iforma <text:s text:c="5"/>1.0: Riforma del sistema della proprietà industriale </text:p>
          </table:table-cell>
          <table:table-cell office:value-type="float" office:value="30" calcext:value-type="float">
            <text:p>30</text:p>
          </table:table-cell>
          <table:table-cell table:formula="of:=RIGHT(LEFT([.C133];16);3)" office:value-type="string" office:string-value="1.0" calcext:value-type="string">
            <text:p>1.0</text:p>
          </table:table-cell>
          <table:table-cell table:formula="of:=RIGHT([.C133];LEN([.C133])-18)" office:value-type="string" office:string-value="Riforma del sistema della proprietà industriale " calcext:value-type="string">
            <text:p>Riforma del sistema della proprietà industriale </text:p>
          </table:table-cell>
        </table:table-row>
        <table:table-row table:style-name="ro4">
          <table:table-cell office:value-type="string" calcext:value-type="string">
            <text:p>M5C1</text:p>
          </table:table-cell>
          <table:table-cell/>
          <table:table-cell office:value-type="string" calcext:value-type="string">
            <text:p>Riforma <text:s text:c="5"/>1.1: Politiche attive del lavoro e formazione</text:p>
          </table:table-cell>
          <table:table-cell office:value-type="float" office:value="4400" calcext:value-type="float">
            <text:p>4400</text:p>
          </table:table-cell>
          <table:table-cell table:formula="of:=RIGHT(LEFT([.C134];16);3)" office:value-type="string" office:string-value="1.1" calcext:value-type="string">
            <text:p>1.1</text:p>
          </table:table-cell>
          <table:table-cell table:formula="of:=RIGHT([.C134];LEN([.C134])-18)" office:value-type="string" office:string-value="Politiche attive del lavoro e formazione" calcext:value-type="string">
            <text:p>Politiche attive del lavoro e formazione</text:p>
          </table:table-cell>
        </table:table-row>
        <table:table-row table:style-name="ro8">
          <table:table-cell office:value-type="string" calcext:value-type="string">
            <text:p>M4C1</text:p>
          </table:table-cell>
          <table:table-cell/>
          <table:table-cell office:value-type="string" calcext:value-type="string">
            <text:p>Riforma <text:s text:c="5"/>2.2: Scuola di Alta Formazione e formazione obbligatoria per dirigenti scolastici, docenti e personale tecnico amministrativo</text:p>
          </table:table-cell>
          <table:table-cell office:value-type="float" office:value="30" calcext:value-type="float">
            <text:p>30</text:p>
          </table:table-cell>
          <table:table-cell table:formula="of:=RIGHT(LEFT([.C135];16);3)" office:value-type="string" office:string-value="2.2" calcext:value-type="string">
            <text:p>2.2</text:p>
          </table:table-cell>
          <table:table-cell table:formula="of:=RIGHT([.C135];LEN([.C135])-18)" office:value-type="string" office:string-value="Scuola di Alta Formazione e formazione obbligatoria per dirigenti scolastici, docenti e personale tecnico amministrativo" calcext:value-type="string">
            <text:p>Scuola di Alta Formazione e formazione obbligatoria per dirigenti scolastici, docenti e personale tecnico amministrativo</text:p>
          </table:table-cell>
        </table:table-row>
        <table:table-row table:style-name="ro4">
          <table:table-cell office:value-type="string" calcext:value-type="string">
            <text:p>M1C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Riforma <text:s text:c="5"/>1.2: Supporto alla trasformazione della PA locale</text:p>
          </table:table-cell>
          <table:table-cell office:value-type="float" office:value="160" calcext:value-type="float">
            <text:p>160</text:p>
          </table:table-cell>
          <table:table-cell table:formula="of:=RIGHT(LEFT([.C136];16);3)" office:value-type="string" office:string-value="1.2" calcext:value-type="string">
            <text:p>1.2</text:p>
          </table:table-cell>
          <table:table-cell table:formula="of:=RIGHT([.C136];LEN([.C136])-18)" office:value-type="string" office:string-value="Supporto alla trasformazione della PA locale" calcext:value-type="string">
            <text:p>Supporto alla trasformazione della PA locale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91500" calcext:value-type="float">
            <text:p>1915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Foglio3.A1:Foglio3.F13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0:02:16.98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21:19:41.146000000</meta:creation-date>
    <meta:editing-duration>P0D</meta:editing-duration>
    <meta:editing-cycles>1</meta:editing-cycles>
    <meta:generator>LibreOffice/7.0.0.3$Windows_X86_64 LibreOffice_project/8061b3e9204bef6b321a21033174034a5e2ea88e</meta:generator>
    <meta:document-statistic meta:table-count="3" meta:cell-count="1547" meta:object-count="0"/>
  </office:meta>
</office:document-meta>
</file>